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81.86mm"/>
    </style:style>
    <style:style style:name="co3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37" style:family="table-column">
      <style:table-column-properties fo:break-before="auto" style:column-width="62.25mm"/>
    </style:style>
    <style:style style:name="co48" style:family="table-column">
      <style:table-column-properties fo:break-before="auto" style:column-width="79.41mm"/>
    </style:style>
    <style:style style:name="co49" style:family="table-column">
      <style:table-column-properties fo:break-before="auto" style:column-width="67.98mm"/>
    </style:style>
    <style:style style:name="co55" style:family="table-column">
      <style:table-column-properties fo:break-before="auto" style:column-width="45.01mm"/>
    </style:style>
    <style:style style:name="co56" style:family="table-column">
      <style:table-column-properties fo:break-before="auto" style:column-width="90.66mm"/>
    </style:style>
    <style:style style:name="co57" style:family="table-column">
      <style:table-column-properties fo:break-before="auto" style:column-width="61.98mm"/>
    </style:style>
    <style:style style:name="co58" style:family="table-column">
      <style:table-column-properties fo:break-before="auto" style:column-width="39.95mm"/>
    </style:style>
    <style:style style:name="co59" style:family="table-column">
      <style:table-column-properties fo:break-before="auto" style:column-width="43.39mm"/>
    </style:style>
    <style:style style:name="co60" style:family="table-column">
      <style:table-column-properties fo:break-before="auto" style:column-width="58.6mm"/>
    </style:style>
    <style:style style:name="co61" style:family="table-column">
      <style:table-column-properties fo:break-before="auto" style:column-width="27.27mm"/>
    </style:style>
    <style:style style:name="co62" style:family="table-column">
      <style:table-column-properties fo:break-before="auto" style:column-width="53.16mm"/>
    </style:style>
    <style:style style:name="co63" style:family="table-column">
      <style:table-column-properties fo:break-before="auto" style:column-width="84.61mm"/>
    </style:style>
    <style:style style:name="co64" style:family="table-column">
      <style:table-column-properties fo:break-before="auto" style:column-width="96.06mm"/>
    </style:style>
    <style:style style:name="co65" style:family="table-column">
      <style:table-column-properties fo:break-before="auto" style:column-width="34.52mm"/>
    </style:style>
    <style:style style:name="co74" style:family="table-column">
      <style:table-column-properties fo:break-before="auto" style:column-width="47.61mm"/>
    </style:style>
    <style:style style:name="co75" style:family="table-column">
      <style:table-column-properties fo:break-before="auto" style:column-width="76.36mm"/>
    </style:style>
    <style:style style:name="co76" style:family="table-column">
      <style:table-column-properties fo:break-before="auto" style:column-width="93.49mm"/>
    </style:style>
    <style:style style:name="co77" style:family="table-column">
      <style:table-column-properties fo:break-before="auto" style:column-width="109.52mm"/>
    </style:style>
    <style:style style:name="co78" style:family="table-column">
      <style:table-column-properties fo:break-before="auto" style:column-width="50.64mm"/>
    </style:style>
    <style:style style:name="co30" style:family="table-column">
      <style:table-column-properties fo:break-before="auto" style:column-width="62.88mm"/>
    </style:style>
    <style:style style:name="co31" style:family="table-column">
      <style:table-column-properties fo:break-before="auto" style:column-width="61.37mm"/>
    </style:style>
    <style:style style:name="co32" style:family="table-column">
      <style:table-column-properties fo:break-before="auto" style:column-width="55.9mm"/>
    </style:style>
    <style:style style:name="co33" style:family="table-column">
      <style:table-column-properties fo:break-before="auto" style:column-width="53.02mm"/>
    </style:style>
    <style:style style:name="co34" style:family="table-column">
      <style:table-column-properties fo:break-before="auto" style:column-width="75.23mm"/>
    </style:style>
    <style:style style:name="co38" style:family="table-column">
      <style:table-column-properties fo:break-before="auto" style:column-width="54.65mm"/>
    </style:style>
    <style:style style:name="co39" style:family="table-column">
      <style:table-column-properties fo:break-before="auto" style:column-width="34.22mm"/>
    </style:style>
    <style:style style:name="co40" style:family="table-column">
      <style:table-column-properties fo:break-before="auto" style:column-width="30.23mm"/>
    </style:style>
    <style:style style:name="co41" style:family="table-column">
      <style:table-column-properties fo:break-before="auto" style:column-width="72.02mm"/>
    </style:style>
    <style:style style:name="co42" style:family="table-column">
      <style:table-column-properties fo:break-before="auto" style:column-width="109.87mm"/>
    </style:style>
    <style:style style:name="co43" style:family="table-column">
      <style:table-column-properties fo:break-before="auto" style:column-width="47.01mm"/>
    </style:style>
    <style:style style:name="co44" style:family="table-column">
      <style:table-column-properties fo:break-before="auto" style:column-width="29.32mm"/>
    </style:style>
    <style:style style:name="co45" style:family="table-column">
      <style:table-column-properties fo:break-before="auto" style:column-width="16.95mm"/>
    </style:style>
    <style:style style:name="co46" style:family="table-column">
      <style:table-column-properties fo:break-before="auto" style:column-width="63.94mm"/>
    </style:style>
    <style:style style:name="co47" style:family="table-column">
      <style:table-column-properties fo:break-before="auto" style:column-width="72.71mm"/>
    </style:style>
    <style:style style:name="co50" style:family="table-column">
      <style:table-column-properties fo:break-before="auto" style:column-width="154.87mm"/>
    </style:style>
    <style:style style:name="co51" style:family="table-column">
      <style:table-column-properties fo:break-before="auto" style:column-width="58mm"/>
    </style:style>
    <style:style style:name="co52" style:family="table-column">
      <style:table-column-properties fo:break-before="auto" style:column-width="26.51mm"/>
    </style:style>
    <style:style style:name="co53" style:family="table-column">
      <style:table-column-properties fo:break-before="auto" style:column-width="47.47mm"/>
    </style:style>
    <style:style style:name="co54" style:family="table-column">
      <style:table-column-properties fo:break-before="auto" style:column-width="43.46mm"/>
    </style:style>
    <style:style style:name="co66" style:family="table-column">
      <style:table-column-properties fo:break-before="auto" style:column-width="37.31mm"/>
    </style:style>
    <style:style style:name="co67" style:family="table-column">
      <style:table-column-properties fo:break-before="auto" style:column-width="44.94mm"/>
    </style:style>
    <style:style style:name="co68" style:family="table-column">
      <style:table-column-properties fo:break-before="auto" style:column-width="306.65mm"/>
    </style:style>
    <style:style style:name="co69" style:family="table-column">
      <style:table-column-properties fo:break-before="auto" style:column-width="78.14mm"/>
    </style:style>
    <style:style style:name="co70" style:family="table-column">
      <style:table-column-properties fo:break-before="auto" style:column-width="29.6mm"/>
    </style:style>
    <style:style style:name="co71" style:family="table-column">
      <style:table-column-properties fo:break-before="auto" style:column-width="87.98mm"/>
    </style:style>
    <style:style style:name="co72" style:family="table-column">
      <style:table-column-properties fo:break-before="auto" style:column-width="54.72mm"/>
    </style:style>
    <style:style style:name="co73" style:family="table-column">
      <style:table-column-properties fo:break-before="auto" style:column-width="38.06mm"/>
    </style:style>
    <style:style style:name="co79" style:family="table-column">
      <style:table-column-properties fo:break-before="auto" style:column-width="105.04mm"/>
    </style:style>
    <style:style style:name="co80" style:family="table-column">
      <style:table-column-properties fo:break-before="auto" style:column-width="46.78mm"/>
    </style:style>
    <style:style style:name="co81" style:family="table-column">
      <style:table-column-properties fo:break-before="auto" style:column-width="91.28mm"/>
    </style:style>
    <style:style style:name="co82" style:family="table-column">
      <style:table-column-properties fo:break-before="auto" style:column-width="55.62mm"/>
    </style:style>
    <style:style style:name="co83" style:family="table-column">
      <style:table-column-properties fo:break-before="auto" style:column-width="38.84mm"/>
    </style:style>
    <style:style style:name="co84" style:family="table-column">
      <style:table-column-properties fo:break-before="auto" style:column-width="44.17mm"/>
    </style:style>
    <style:style style:name="co85" style:family="table-column">
      <style:table-column-properties fo:break-before="auto" style:column-width="57.15mm"/>
    </style:style>
    <style:style style:name="co86" style:family="table-column">
      <style:table-column-properties fo:break-before="auto" style:column-width="21.08mm"/>
    </style:style>
    <style:style style:name="co87" style:family="table-column">
      <style:table-column-properties fo:break-before="auto" style:column-width="24.8mm"/>
    </style:style>
    <style:style style:name="co88" style:family="table-column">
      <style:table-column-properties fo:break-before="auto" style:column-width="31.24mm"/>
    </style:style>
    <style:style style:name="co89" style:family="table-column">
      <style:table-column-properties fo:break-before="auto" style:column-width="16.14mm"/>
    </style:style>
    <style:style style:name="co90" style:family="table-column">
      <style:table-column-properties fo:break-before="auto" style:column-width="29.46mm"/>
    </style:style>
    <style:style style:name="co91" style:family="table-column">
      <style:table-column-properties fo:break-before="auto" style:column-width="27.52mm"/>
    </style:style>
    <style:style style:name="co92" style:family="table-column">
      <style:table-column-properties fo:break-before="auto" style:column-width="59.81mm"/>
    </style:style>
    <style:style style:name="co93" style:family="table-column">
      <style:table-column-properties fo:break-before="auto" style:column-width="80.47mm"/>
    </style:style>
    <style:style style:name="co94" style:family="table-column">
      <style:table-column-properties fo:break-before="auto" style:column-width="61.31mm"/>
    </style:style>
    <style:style style:name="co95" style:family="table-column">
      <style:table-column-properties fo:break-before="auto" style:column-width="63.31mm"/>
    </style:style>
    <style:style style:name="co96" style:family="table-column">
      <style:table-column-properties fo:break-before="auto" style:column-width="56.73mm"/>
    </style:style>
    <style:style style:name="co97" style:family="table-column">
      <style:table-column-properties fo:break-before="auto" style:column-width="50.87mm"/>
    </style:style>
    <style:style style:name="co98" style:family="table-column">
      <style:table-column-properties fo:break-before="auto" style:column-width="112.54mm"/>
    </style:style>
    <style:style style:name="co99" style:family="table-column">
      <style:table-column-properties fo:break-before="auto" style:column-width="178.52mm"/>
    </style:style>
    <style:style style:name="co100" style:family="table-column">
      <style:table-column-properties fo:break-before="auto" style:column-width="44.66mm"/>
    </style:style>
    <style:style style:name="co101" style:family="table-column">
      <style:table-column-properties fo:break-before="auto" style:column-width="69.64mm"/>
    </style:style>
    <style:style style:name="co102" style:family="table-column">
      <style:table-column-properties fo:break-before="auto" style:column-width="58.26mm"/>
    </style:style>
    <style:style style:name="co103" style:family="table-column">
      <style:table-column-properties fo:break-before="auto" style:column-width="101.81mm"/>
    </style:style>
    <style:style style:name="co104" style:family="table-column">
      <style:table-column-properties fo:break-before="auto" style:column-width="84.91mm"/>
    </style:style>
    <style:style style:name="ro3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4" style:family="table-row">
      <style:table-row-properties style:row-height="8.77mm" fo:break-before="auto" style:use-optimal-row-height="false"/>
    </style:style>
    <style:style style:name="ro15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7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94bd5e"/>
    </style:style>
    <style:style style:name="ce1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94bd5e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4bd5e"/>
      <style:text-properties style:font-name="Calibri1" fo:language="en" fo:country="US" style:font-name-asian="Calibri1" style:language-asian="en" style:country-asian="US" style:font-name-complex="Calibri1" style:language-complex="en" style:country-complex="US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7"/>
    <style:style style:name="ce3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4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9">
          <table:table-cell table:style-name="ce12" office:value-type="string" calcext:value-type="string">
            <text:p>data</text:p>
            <draw:control table:end-cell-address="data.B1" table:end-x="15.07mm" table:end-y="9.05mm" draw:z-index="0" draw:name="Export CSV" draw:style-name="gr5" draw:text-style-name="P4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8" office:value-type="string" calcext:value-type="string">
            <text:p>unit</text:p>
          </table:table-cell>
          <table:table-cell table:style-name="ce19" office:value-type="string" calcext:value-type="string">
            <text:p>label</text:p>
          </table:table-cell>
          <table:table-cell table:style-name="ce20" office:value-type="string" calcext:value-type="string">
            <text:p>definition</text:p>
          </table:table-cell>
          <table:table-cell table:style-name="ce18" office:value-type="string" calcext:value-type="string">
            <text:p>comment</text:p>
          </table:table-cell>
          <table:table-cell table:style-name="ce16" table:number-columns-repeated="240"/>
          <table:table-cell table:number-columns-repeated="779"/>
        </table:table-row>
        <table:table-row table:style-name="ro2">
          <table:table-cell table:number-columns-repeated="2" table:style-name="ce13" office:value-type="string" calcext:value-type="string">
            <text:p>DATASET_ID</text:p>
          </table:table-cell>
          <table:table-cell table:style-name="ce13" office:value-type="string" calcext:value-type="string">
            <text:p>Dataset Identifier</text:p>
          </table:table-cell>
          <table:table-cell table:style-name="ce13" office:value-type="string" calcext:value-type="string">
            <text:p>The identifier of a dataset</text:p>
          </table:table-cell>
          <table:table-cell table:style-name="ce13"/>
          <table:table-cell table:number-columns-repeated="1019"/>
        </table:table-row>
        <table:table-row table:style-name="ro2">
          <table:table-cell table:number-columns-repeated="2"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Submission ID</text:p>
          </table:table-cell>
          <table:table-cell table:style-name="ce13" office:value-type="string" calcext:value-type="string">
            <text:p>The identifier of a submission</text:p>
          </table:table-cell>
          <table:table-cell table:style-name="ce13"/>
          <table:table-cell table:number-columns-repeated="1019"/>
        </table:table-row>
        <table:table-row table:style-name="ro2">
          <table:table-cell table:number-columns-repeated="2" table:style-name="ce14" office:value-type="string" calcext:value-type="string">
            <text:p>INT_VALUE</text:p>
          </table:table-cell>
          <table:table-cell table:number-columns-repeated="2" table:style-name="ce14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4" office:value-type="string" calcext:value-type="string">
            <text:p>FLOAT_VALUE</text:p>
          </table:table-cell>
          <table:table-cell table:number-columns-repeated="2" table:style-name="ce14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4" office:value-type="string" calcext:value-type="string">
            <text:p>TEXT_VALUE</text:p>
          </table:table-cell>
          <table:table-cell table:number-columns-repeated="2" table:style-name="ce14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5" office:value-type="string" calcext:value-type="string">
            <text:p>PROVIDER_ID</text:p>
          </table:table-cell>
          <table:table-cell table:number-columns-repeated="2" table:style-name="ce14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TREE_ID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14" office:value-type="string" calcext:value-type="string">
            <text:p>VARIABLE_NAME</text:p>
          </table:table-cell>
          <table:table-cell table:number-columns-repeated="2" table:style-name="Default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GEOM_POINT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INT_VALUE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M2/HA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SPECIES_CODE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office:value-type="string" calcext:value-type="string">
            <text:p>Tree species</text:p>
          </table:table-cell>
          <table:table-cell table:number-columns-repeated="1019"/>
        </table:table-row>
        <table:table-row table:style-name="ro2">
          <table:table-cell table:number-columns-repeated="2" table:style-name="ce16" office:value-type="string" calcext:value-type="string">
            <text:p>SPECIES_CLASS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office:value-type="string" calcext:value-type="string">
            <text:p>The inventory date</text:p>
          </table:table-cell>
          <table:table-cell table:number-columns-repeated="1019"/>
        </table:table-row>
        <table:table-row table:style-name="ro2">
          <table:table-cell table:number-columns-repeated="2" table:style-name="Default" office:value-type="string" calcext:value-type="string">
            <text:p>COMMUNES</text:p>
          </table:table-cell>
          <table:table-cell table:number-columns-repeated="2" table:style-name="Default" office:value-type="string" calcext:value-type="string">
            <text:p>Communes</text:p>
          </table:table-cell>
          <table:table-cell office:value-type="string" calcext:value-type="string">
            <text:p>Communes</text:p>
          </table:table-cell>
          <table:table-cell table:number-columns-repeated="1019"/>
        </table:table-row>
        <table:table-row table:style-name="ro2">
          <table:table-cell table:number-columns-repeated="2" table:style-name="ce15" office:value-type="string" calcext:value-type="string">
            <text:p>ID_TAXON</text:p>
          </table:table-cell>
          <table:table-cell table:number-columns-repeated="2" table:style-name="Default" office:value-type="string" calcext:value-type="string">
            <text:p>Identifiant de tax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DEPARTEMENT</text:p>
          </table:table-cell>
          <table:table-cell table:number-columns-repeated="2" table:style-name="Default" office:value-type="string" calcext:value-type="string">
            <text:p>Départemen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HOTO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15" office:value-type="string" calcext:value-type="string">
            <text:p>CORINE_BIOTOPE</text:p>
          </table:table-cell>
          <table:table-cell table:number-columns-repeated="2" table:style-name="Default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FICHE_PLACETTE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Fiche PDF de la placette</text:p>
          </table:table-cell>
          <table:table-cell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nventory time</text:p>
          </table:table-cell>
          <table:table-cell table:style-name="Default"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A test data 1 identifier</text:p>
          </table:table-cell>
          <table:table-cell table:style-name="ce16" table:number-columns-repeated="1020"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A test data 2 identifier</text:p>
          </table:table-cell>
          <table:table-cell table:style-name="ce16" table:number-columns-repeated="1020"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A test data 3 identifier</text:p>
          </table:table-cell>
          <table:table-cell table:style-name="ce16" table:number-columns-repeated="1020"/>
        </table:table-row>
        <table:table-row table:style-name="ro2">
          <table:table-cell office:value-type="string" calcext:value-type="string">
            <text:p>SELECT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A select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A select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A select code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SELECT_CODE_DYNA_3</text:p>
          </table:table-cell>
          <table:table-cell office:value-type="string" calcext:value-type="string">
            <text:p>A select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SELECT_CODE_DYNA_10</text:p>
          </table:table-cell>
          <table:table-cell office:value-type="string" calcext:value-type="string">
            <text:p>A select code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SELECT_CODE_DYNA_100</text:p>
          </table:table-cell>
          <table:table-cell office:value-type="string" calcext:value-type="string">
            <text:p>A select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CODE_3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A select array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A select array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A select array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DYNAMIC_3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SELECT_ARRAY_DYNA_3</text:p>
          </table:table-cell>
          <table:table-cell office:value-type="string" calcext:value-type="string">
            <text:p>A select array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SELECT_ARRAY_DYNA_10</text:p>
          </table:table-cell>
          <table:table-cell office:value-type="string" calcext:value-type="string">
            <text:p>A select array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SELECT_ARRAY_DYNA_100</text:p>
          </table:table-cell>
          <table:table-cell office:value-type="string" calcext:value-type="string">
            <text:p>A select array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A date 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A time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TIME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A datetime date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NUM_NUM_NUM</text:p>
          </table:table-cell>
          <table:table-cell office:value-type="string" calcext:value-type="string">
            <text:p>A numeric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NUM NUM RANGE</text:p>
          </table:table-cell>
          <table:table-cell office:value-type="string" calcext:value-type="string">
            <text:p>A numeric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NUM_NUM_INT</text:p>
          </table:table-cell>
          <table:table-cell office:value-type="string" calcext:value-type="string">
            <text:p>A numeric numeric inte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NUMERIC_COORDINATE</text:p>
          </table:table-cell>
          <table:table-cell office:value-type="string" calcext:value-type="string">
            <text:p>NUM_NUM_COORDINATE</text:p>
          </table:table-cell>
          <table:table-cell office:value-type="string" calcext:value-type="string">
            <text:p>A numeric numeric coordin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BOX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BOX_BOOL</text:p>
          </table:table-cell>
          <table:table-cell office:value-type="string" calcext:value-type="string">
            <text:p>A checkbox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A radio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A radio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A radio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A radio code code 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RADIO CODE DYNA_3</text:p>
          </table:table-cell>
          <table:table-cell office:value-type="string" calcext:value-type="string">
            <text:p>A radio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RADIO CODE DYNA_10</text:p>
          </table:table-cell>
          <table:table-cell office:value-type="string" calcext:value-type="string">
            <text:p>A radio code dynamic 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RADIO CODE DYNA_100</text:p>
          </table:table-cell>
          <table:table-cell office:value-type="string" calcext:value-type="string">
            <text:p>A radio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A text string 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A text string 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XT_NUM_INT</text:p>
          </table:table-cell>
          <table:table-cell office:value-type="string" calcext:value-type="string">
            <text:p>A text numeric 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TEXT_NUM_NUM</text:p>
          </table:table-cell>
          <table:table-cell office:value-type="string" calcext:value-type="string">
            <text:p>A text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TEXT_NUM_RANGE</text:p>
          </table:table-cell>
          <table:table-cell office:value-type="string" calcext:value-type="string">
            <text:p>A text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A geom geom poi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GEOM_GEOM_LINE</text:p>
          </table:table-cell>
          <table:table-cell office:value-type="string" calcext:value-type="string">
            <text:p>A geom geom line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GEOM_GEOM_POLY</text:p>
          </table:table-cell>
          <table:table-cell office:value-type="string" calcext:value-type="string">
            <text:p>A geom geom polyg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CODE_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A tree code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ARRAY_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A tree array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CODE_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TAX_CODE_TAX</text:p>
          </table:table-cell>
          <table:table-cell office:value-type="string" calcext:value-type="string">
            <text:p>A taxref code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ARRAY_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TAX_ARRAY_TAX</text:p>
          </table:table-cell>
          <table:table-cell office:value-type="string" calcext:value-type="string">
            <text:p>A taxref array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_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An image image</text:p>
          </table:table-cell>
          <table:table-cell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ce17"/>
        <table:table-column table:style-name="co39" table:default-cell-style-name="Default"/>
        <table:table-column table:style-name="co40" table:default-cell-style-name="Default"/>
        <table:table-column table:style-name="co41" table:default-cell-style-name="ce17"/>
        <table:table-column table:style-name="co42" table:default-cell-style-name="ce17"/>
        <table:table-row table:style-name="ro10">
          <table:table-cell table:style-name="ce12" office:value-type="string" calcext:value-type="string">
            <text:p>unit</text:p>
            <draw:control table:end-cell-address="unit.B1" table:end-x="11.29mm" table:end-y="9.05mm" draw:z-index="0" draw:name="Export CSV" draw:style-name="gr5" draw:text-style-name="P4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8" office:value-type="string" calcext:value-type="string">
            <office:annotation draw:style-name="gr6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4"><text:tab/></text:span><text:span text:style-name="T4">Authorized types :</text:span></text:p>
              <text:p text:style-name="P5"><text:span text:style-name="T8"/></text:p>
              <text:p text:style-name="P5"><text:span text:style-name="T4"><text:tab/></text:span><text:span text:style-name="T8">// a String </text:span></text:p>
              <text:p text:style-name="P5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 code (mapped to java type String)</text:span></text:p>
              <text:p text:style-name="P5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 decimal value comprised in a specified range (mapped to java type BigDecimal)</text:span></text:p>
              <text:p text:style-name="P5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 numeric value (mapped to java type BigDecimal)</text:span></text:p>
              <text:p text:style-name="P5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n integer (mapped to java type Integer)</text:span></text:p>
              <text:p text:style-name="P5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 geographic coordinate (mapped to java type BigDecimal)</text:span></text:p>
              <text:p text:style-name="P5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5"><text:span text:style-name="T5"/></text:p>
              <text:p text:style-name="P5"><text:span text:style-name="T4"><text:tab/></text:span><text:span text:style-name="T8">// a date (mapped to java type Date)</text:span></text:p>
              <text:p text:style-name="P5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18" office:value-type="string" calcext:value-type="string">
            <text:p>subtype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definition</text:p>
          </table:table-cell>
        </table:table-row>
        <table:table-row table:style-name="ro5">
          <table:table-cell table:style-name="ce14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variable name</text:p>
          </table:table-cell>
          <table:table-cell table:style-name="Default"/>
        </table:table-row>
        <table:table-row table:style-name="ro5">
          <table:table-cell table:style-name="ce14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A integer value</text:p>
          </table:table-cell>
          <table:table-cell table:style-name="Default"/>
        </table:table-row>
        <table:table-row table:style-name="ro5">
          <table:table-cell table:style-name="ce14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A float value</text:p>
          </table:table-cell>
          <table:table-cell table:style-name="Default"/>
        </table:table-row>
        <table:table-row table:style-name="ro5">
          <table:table-cell table:style-name="ce14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text valu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cm</text:p>
          </table:table-cell>
          <table:table-cell table:style-name="Default" office:value-type="string" calcext:value-type="string">
            <text:p>Centimetre</text:p>
          </table:table-cell>
        </table:table-row>
        <table:table-row table:style-name="ro5">
          <table:table-cell table:style-name="Default"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table:style-name="Default" office:value-type="string" calcext:value-type="string">
            <text:p>Degree Minute and Second of a coordinate</text:p>
          </table:table-cell>
          <table:table-cell table:style-name="Default"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Percentage.</text:p>
          </table:table-cell>
        </table:table-row>
        <table:table-row table:style-name="ro5">
          <table:table-cell table:style-name="ce15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4" office:value-type="string" calcext:value-type="string">
            <text:p>The identifier of the provider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ode of the plot</text:p>
          </table:table-cell>
          <table:table-cell table:style-name="Default" office:value-type="string" calcext:value-type="string">
            <text:p>The code of the plot (code used by the country)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commen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Default" office:value-type="string" calcext:value-type="string">
            <text:p>The identifier of a datase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Submission identifier</text:p>
          </table:table-cell>
          <table:table-cell table:style-name="Default" office:value-type="string" calcext:value-type="string">
            <text:p>An identifier of a submission</text:p>
          </table:table-cell>
        </table:table-row>
        <table:table-row table:style-name="ro2">
          <table:table-cell table:style-name="Default"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Default" office:value-type="string" calcext:value-type="string">
            <text:p>The geometry of a lin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eter</text:p>
          </table:table-cell>
        </table:table-row>
        <table:table-row table:style-name="ro5">
          <table:table-cell table:style-name="Default"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Square meter</text:p>
          </table:table-cell>
        </table:table-row>
        <table:table-row table:style-name="ro5">
          <table:table-cell table:style-name="Default"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Square kilometer</text:p>
          </table:table-cell>
        </table:table-row>
        <table:table-row table:style-name="ro5">
          <table:table-cell table:style-name="Default"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3</text:p>
          </table:table-cell>
          <table:table-cell table:style-name="Default" office:value-type="string" calcext:value-type="string">
            <text:p>Cubic meter</text:p>
          </table:table-cell>
        </table:table-row>
        <table:table-row table:style-name="ro5">
          <table:table-cell table:style-name="Default"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Square meter per hectar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Tree species code</text:p>
          </table:table-cell>
          <table:table-cell table:style-name="Default" office:value-type="string" calcext:value-type="string">
            <text:p>The code of the specie of the tre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ycle of inventory</text:p>
          </table:table-cell>
          <table:table-cell table:style-name="Default"/>
        </table:table-row>
        <table:table-row table:style-name="ro5">
          <table:table-cell table:style-name="ce22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Is the plot inside a fores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Degree, between 0 and 359</text:p>
          </table:table-cell>
          <table:table-cell table:style-name="Default" office:value-type="string" calcext:value-type="string">
            <text:p>North=0</text:p>
          </table:table-cell>
        </table:table-row>
        <table:table-row table:style-name="ro5">
          <table:table-cell table:style-name="ce16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Default" office:value-type="string" calcext:value-type="string">
            <text:p>The identifier of a tree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Default" office:value-type="string" calcext:value-type="string">
            <text:p>Identifiant de taxon</text:p>
          </table:table-cell>
          <table:table-cell table:style-name="Default" office:value-type="string" calcext:value-type="string">
            <text:p>Exemple d'arborescence taxonomique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Exemple de liste de code à partir d'une tabl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style-name="Default" office:value-type="string" calcext:value-type="string">
            <text:p>Une photo</text:p>
          </table:table-cell>
          <table:table-cell table:style-name="Default" office:value-type="string" calcext:value-type="string">
            <text:p>Exemple d'image à uploader</text:p>
          </table:table-cell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Default" office:value-type="string" calcext:value-type="string">
            <text:p>Corine biotope</text:p>
          </table:table-cell>
          <table:table-cell table:style-name="Default" office:value-type="string" calcext:value-type="string">
            <text:p>Exemple d'arborescence simple, a choix multiple</text:p>
          </table:table-cell>
        </table:table-row>
        <table:table-row table:style-name="ro2">
          <table:table-cell table:style-name="Default"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Exemple de lien URL</text:p>
          </table:table-cell>
        </table:table-row>
        <table:table-row table:style-name="ro3">
          <table:table-cell office:value-type="string" calcext:value-type="string">
            <text:p>ARRAY_CODE_3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CODE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An array code 3</text:p>
          </table:table-cell>
        </table:table-row>
        <table:table-row table:style-name="ro3">
          <table:table-cell office:value-type="string" calcext:value-type="string">
            <text:p>ARRAY_CODE_10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CODE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An array code 10</text:p>
          </table:table-cell>
        </table:table-row>
        <table:table-row table:style-name="ro3">
          <table:table-cell office:value-type="string" calcext:value-type="string">
            <text:p>ARRAY_CODE_100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CODE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An array code 100</text:p>
          </table:table-cell>
        </table:table-row>
        <table:table-row table:style-name="ro3">
          <table:table-cell office:value-type="string" calcext:value-type="string">
            <text:p>ARRAY_DYNAMIC_3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An array dynamic 3</text:p>
          </table:table-cell>
        </table:table-row>
        <table:table-row table:style-name="ro3">
          <table:table-cell office:value-type="string" calcext:value-type="string">
            <text:p>ARRAY_DYNAMIC_10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An array dynamic 10</text:p>
          </table:table-cell>
        </table:table-row>
        <table:table-row table:style-name="ro3">
          <table:table-cell office:value-type="string" calcext:value-type="string">
            <text:p>ARRAY_DYNAMIC_100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An array dynamic 100</text:p>
          </table:table-cell>
        </table:table-row>
        <table:table-row table:style-name="ro2">
          <table:table-cell office:value-type="string" calcext:value-type="string">
            <text:p>ARRAY_TAXREF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An Array taxref</text:p>
          </table:table-cell>
        </table:table-row>
        <table:table-row table:style-name="ro2">
          <table:table-cell office:value-type="string" calcext:value-type="string">
            <text:p>ARRAY_TREE</text:p>
          </table:table-cell>
          <table:table-cell table:style-name="ce17" office:value-type="string" calcext:value-type="string">
            <text:p>ARRAY</text:p>
          </table:table-cell>
          <table:table-cell table:style-name="ce17" office:value-type="string" calcext:value-type="string">
            <text:p>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An array tree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table:style-name="ce17" office:value-type="string" calcext:value-type="string">
            <text:p>BOOLEAN</text:p>
          </table:table-cell>
          <table:table-cell table:style-name="ce17"/>
          <table:table-cell office:value-type="string" calcext:value-type="string">
            <text:p>BOOLEAN</text:p>
          </table:table-cell>
          <table:table-cell office:value-type="string" calcext:value-type="string">
            <text:p>A boolean</text:p>
          </table:table-cell>
        </table:table-row>
        <table:table-row table:style-name="ro3">
          <table:table-cell office:value-type="string" calcext:value-type="string">
            <text:p>CODE_CODE_3</text:p>
          </table:table-cell>
          <table:table-cell table:number-columns-repeated="2" table:style-name="ce17" office:value-type="string" calcext:value-type="string">
            <text:p>CODE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A code code 3</text:p>
          </table:table-cell>
        </table:table-row>
        <table:table-row table:style-name="ro3">
          <table:table-cell office:value-type="string" calcext:value-type="string">
            <text:p>CODE_CODE_10</text:p>
          </table:table-cell>
          <table:table-cell table:number-columns-repeated="2" table:style-name="ce17" office:value-type="string" calcext:value-type="string">
            <text:p>CODE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A code code 10</text:p>
          </table:table-cell>
        </table:table-row>
        <table:table-row table:style-name="ro3">
          <table:table-cell office:value-type="string" calcext:value-type="string">
            <text:p>CODE_CODE_100</text:p>
          </table:table-cell>
          <table:table-cell table:number-columns-repeated="2" table:style-name="ce17" office:value-type="string" calcext:value-type="string">
            <text:p>CODE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A code code 100</text:p>
          </table:table-cell>
        </table:table-row>
        <table:table-row table:style-name="ro3">
          <table:table-cell office:value-type="string" calcext:value-type="string">
            <text:p>CODE_DYNAMIC_3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A code dynamic 3</text:p>
          </table:table-cell>
        </table:table-row>
        <table:table-row table:style-name="ro3">
          <table:table-cell office:value-type="string" calcext:value-type="string">
            <text:p>CODE_DYNAMIC_10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A code dynamic 10</text:p>
          </table:table-cell>
        </table:table-row>
        <table:table-row table:style-name="ro3">
          <table:table-cell office:value-type="string" calcext:value-type="string">
            <text:p>CODE_DYNAMIC_100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DYNAMIC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A code dynamic 100</text:p>
          </table:table-cell>
        </table:table-row>
        <table:table-row table:style-name="ro2">
          <table:table-cell office:value-type="string" calcext:value-type="string">
            <text:p>CODE_TAXREF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A code taxref</text:p>
          </table:table-cell>
        </table:table-row>
        <table:table-row table:style-name="ro2">
          <table:table-cell office:value-type="string" calcext:value-type="string">
            <text:p>CODE_TRE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A code tre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17" office:value-type="string" calcext:value-type="string">
            <text:p>DATE</text:p>
          </table:table-cell>
          <table:table-cell table:style-name="ce17"/>
          <table:table-cell office:value-type="string" calcext:value-type="string">
            <text:p>DATE</text:p>
          </table:table-cell>
          <table:table-cell office:value-type="string" calcext:value-type="string">
            <text:p>A date</text:p>
          </table:table-cell>
        </table:table-row>
        <table:table-row table:style-name="ro2">
          <table:table-cell office:value-type="string" calcext:value-type="string">
            <text:p>DATETIME</text:p>
          </table:table-cell>
          <table:table-cell table:style-name="ce17" office:value-type="string" calcext:value-type="string">
            <text:p>DATETIME</text:p>
          </table:table-cell>
          <table:table-cell table:style-name="ce17"/>
          <table:table-cell office:value-type="string" calcext:value-type="string">
            <text:p>DATETIME</text:p>
          </table:table-cell>
          <table:table-cell office:value-type="string" calcext:value-type="string">
            <text:p>A datetime</text:p>
          </table:table-cell>
        </table:table-row>
        <table:table-row table:style-name="ro2">
          <table:table-cell office:value-type="string" calcext:value-type="string">
            <text:p>GEOM_LINESTRING</text:p>
          </table:table-cell>
          <table:table-cell table:style-name="ce17" office:value-type="string" calcext:value-type="string">
            <text:p>GEOM</text:p>
          </table:table-cell>
          <table:table-cell table:style-name="ce17" office:value-type="string" calcext:value-type="string">
            <text:p>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A geom linestring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table:style-name="ce17" office:value-type="string" calcext:value-type="string">
            <text:p>GEOM</text:p>
          </table:table-cell>
          <table:table-cell table:style-name="ce17" office:value-type="string" calcext:value-type="string">
            <text:p>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A geom point</text:p>
          </table:table-cell>
        </table:table-row>
        <table:table-row table:style-name="ro2">
          <table:table-cell office:value-type="string" calcext:value-type="string">
            <text:p>GEOM_POLYGON</text:p>
          </table:table-cell>
          <table:table-cell table:style-name="ce17" office:value-type="string" calcext:value-type="string">
            <text:p>GEOM</text:p>
          </table:table-cell>
          <table:table-cell table:style-name="ce17" office:value-type="string" calcext:value-type="string">
            <text:p>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A geom polygon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table:style-name="ce17" office:value-type="string" calcext:value-type="string">
            <text:p>IMAGE</text:p>
          </table:table-cell>
          <table:table-cell table:style-name="ce17"/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</table:table-row>
        <table:table-row table:style-name="ro2">
          <table:table-cell office:value-type="string" calcext:value-type="string">
            <text:p>NUMERIC_INTEGER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A numeric integer</text:p>
          </table:table-cell>
        </table:table-row>
        <table:table-row table:style-name="ro2">
          <table:table-cell office:value-type="string" calcext:value-type="string">
            <text:p>NUMERIC_NUMERIC</text:p>
          </table:table-cell>
          <table:table-cell table:number-columns-repeated="2" table:style-name="ce17" office:value-type="string" calcext:value-type="string">
            <text:p>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A numeric numeric</text:p>
          </table:table-cell>
        </table:table-row>
        <table:table-row table:style-name="ro2">
          <table:table-cell office:value-type="string" calcext:value-type="string">
            <text:p>NUMERIC_RANGE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A numeric range</text:p>
          </table:table-cell>
        </table:table-row>
        <table:table-row table:style-name="ro3">
          <table:table-cell office:value-type="string" calcext:value-type="string">
            <text:p>NUMERIC_COORDINATE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COORDINATE</text:p>
          </table:table-cell>
          <table:table-cell office:value-type="string" calcext:value-type="string">
            <text:p>NUMERIC_COORD</text:p>
          </table:table-cell>
          <table:table-cell office:value-type="string" calcext:value-type="string">
            <text:p>A numeric coordinate</text:p>
          </table:table-cell>
        </table:table-row>
        <table:table-row table:style-name="ro2">
          <table:table-cell office:value-type="string" calcext:value-type="string">
            <text:p>STRING_LINK</text:p>
          </table:table-cell>
          <table:table-cell table:style-name="ce17" office:value-type="string" calcext:value-type="string">
            <text:p>STRING</text:p>
          </table:table-cell>
          <table:table-cell table:style-name="ce17" office:value-type="string" calcext:value-type="string">
            <text:p>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A string link</text:p>
          </table:table-cell>
        </table:table-row>
        <table:table-row table:style-name="ro2">
          <table:table-cell office:value-type="string" calcext:value-type="string">
            <text:p>STRING_STRING</text:p>
          </table:table-cell>
          <table:table-cell table:number-columns-repeated="2" table:style-name="ce17" office:value-type="string" calcext:value-type="string">
            <text:p>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A string string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style-name="ce17" office:value-type="string" calcext:value-type="string">
            <text:p>TIME</text:p>
          </table:table-cell>
          <table:table-cell table:style-name="ce17"/>
          <table:table-cell office:value-type="string" calcext:value-type="string">
            <text:p>TIME</text:p>
          </table:table-cell>
          <table:table-cell office:value-type="string" calcext:value-type="string">
            <text:p>A tim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ce26"/>
        <table:table-column table:style-name="co45" table:default-cell-style-name="ce23"/>
        <table:table-column table:style-name="co46" table:number-columns-repeated="2" table:default-cell-style-name="Default"/>
        <table:table-column table:style-name="co7" table:number-columns-repeated="1019" table:default-cell-style-name="Default"/>
        <table:table-row table:style-name="ro10">
          <table:table-cell table:style-name="ce12" office:value-type="string" calcext:value-type="string">
            <text:p>Unit</text:p>
            <draw:control table:end-cell-address="mode.B1" table:end-x="13.83mm" table:end-y="9.05mm" draw:z-index="0" draw:name="Export CSV" draw:style-name="gr5" draw:text-style-name="P4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12" office:value-type="string" calcext:value-type="string">
            <text:p>Position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finition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Other broadleav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Other conifer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Other shrub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3" office:value-type="string" calcext:value-type="string">
            <text:p>Abies alb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string" calcext:value-type="string">
            <text:p>Abies cephalo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Abies grand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3" office:value-type="string" calcext:value-type="string">
            <text:p>Abies lasiocarp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Abies nebrod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Abies nordmann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Abies pinsapo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3" office:value-type="string" calcext:value-type="string">
            <text:p>Abies proce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3" office:value-type="string" calcext:value-type="string">
            <text:p>Abies sibir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3" office:value-type="string" calcext:value-type="string">
            <text:p>Abie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3" office:value-type="string" calcext:value-type="string">
            <text:p>Acacia cyanophyll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3" office:value-type="string" calcext:value-type="string">
            <text:p>Acacia cyclop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3" office:value-type="string" calcext:value-type="string">
            <text:p>Acacia dealb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3" office:value-type="string" calcext:value-type="string">
            <text:p>Acacia farnes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3" office:value-type="string" calcext:value-type="string">
            <text:p>Acacia karoo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3" office:value-type="string" calcext:value-type="string">
            <text:p>Acacia long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3" office:value-type="string" calcext:value-type="string">
            <text:p>Acacia mearns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3" office:value-type="string" calcext:value-type="string">
            <text:p>Acacia melanoxylon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3" office:value-type="string" calcext:value-type="string">
            <text:p>Acacia pycnanth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3" office:value-type="string" calcext:value-type="string">
            <text:p>Acacia retinod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3" office:value-type="string" calcext:value-type="string">
            <text:p>Acac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3" office:value-type="string" calcext:value-type="string">
            <text:p>Acer campestr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3" office:value-type="string" calcext:value-type="string">
            <text:p>Acer granatens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3" office:value-type="string" calcext:value-type="string">
            <text:p>Acer heldreich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3" office:value-type="string" calcext:value-type="string">
            <text:p>Acer hyrcan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3" office:value-type="string" calcext:value-type="string">
            <text:p>Acer lobel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3" office:value-type="string" calcext:value-type="string">
            <text:p>Acer monspessulan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3" office:value-type="string" calcext:value-type="string">
            <text:p>Acer negundo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3" office:value-type="string" calcext:value-type="string">
            <text:p>Acer obtusat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3" office:value-type="string" calcext:value-type="string">
            <text:p>Acer opa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3" office:value-type="string" calcext:value-type="string">
            <text:p>Acer platanoid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3" office:value-type="string" calcext:value-type="string">
            <text:p>Acer pseudoplatan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3" office:value-type="string" calcext:value-type="string">
            <text:p>Acer sempervir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3" office:value-type="string" calcext:value-type="string">
            <text:p>Acer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3" office:value-type="string" calcext:value-type="string">
            <text:p>Acer steven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3" office:value-type="string" calcext:value-type="string">
            <text:p>Acer tataric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3" office:value-type="string" calcext:value-type="string">
            <text:p>Acer trautvetter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3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3" office:value-type="string" calcext:value-type="string">
            <text:p>Ailanthus altissim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3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3" office:value-type="string" calcext:value-type="string">
            <text:p>Alnus cord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3" office:value-type="string" calcext:value-type="string">
            <text:p>Alnus glutin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3" office:value-type="string" calcext:value-type="string">
            <text:p>Alnus inc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3" office:value-type="string" calcext:value-type="string">
            <text:p>Al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3" office:value-type="string" calcext:value-type="string">
            <text:p>Alnus virid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3" office:value-type="string" calcext:value-type="string">
            <text:p>Amelanchier canad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3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3" office:value-type="string" calcext:value-type="string">
            <text:p>Amelanchier ov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3" office:value-type="string" calcext:value-type="string">
            <text:p>Amelanchier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3" office:value-type="string" calcext:value-type="string">
            <text:p>Amelanchier spic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3" office:value-type="string" calcext:value-type="string">
            <text:p>Arbutus andrachn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3" office:value-type="string" calcext:value-type="string">
            <text:p>Arbut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3" office:value-type="string" calcext:value-type="string">
            <text:p>Arbutus unedo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3" office:value-type="string" calcext:value-type="string">
            <text:p>Berberis vulgar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3" office:value-type="string" calcext:value-type="string">
            <text:p>Betula humilis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3" office:value-type="string" calcext:value-type="string">
            <text:p>Betula nan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3" office:value-type="string" calcext:value-type="string">
            <text:p>Betula pendul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3" office:value-type="string" calcext:value-type="string">
            <text:p>Betula pubesc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3" office:value-type="string" calcext:value-type="string">
            <text:p>Betul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3" office:value-type="string" calcext:value-type="string">
            <text:p>Buxus balear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3" office:value-type="string" calcext:value-type="string">
            <text:p>Buxus sempervir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3" office:value-type="string" calcext:value-type="string">
            <text:p>Bux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3" office:value-type="string" calcext:value-type="string">
            <text:p>Carpinus betu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3" office:value-type="string" calcext:value-type="string">
            <text:p>Carpinus orient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3" office:value-type="string" calcext:value-type="string">
            <text:p>Carpi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3" office:value-type="string" calcext:value-type="string">
            <text:p>Castanea sativ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3" office:value-type="string" calcext:value-type="string">
            <text:p>Castane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3" office:value-type="string" calcext:value-type="string">
            <text:p>Cedrus atlan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3" office:value-type="string" calcext:value-type="string">
            <text:p>Cedrus deoda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3" office:value-type="string" calcext:value-type="string">
            <text:p>Cedrus liban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3" office:value-type="string" calcext:value-type="string">
            <text:p>Cedr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3" office:value-type="string" calcext:value-type="string">
            <text:p>Celtis austr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3" office:value-type="string" calcext:value-type="string">
            <text:p>Ceratonia siliqu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3" office:value-type="string" calcext:value-type="string">
            <text:p>Cercis siliquastrum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3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3" office:value-type="string" calcext:value-type="string">
            <text:p>Chamaerops humi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3" office:value-type="string" calcext:value-type="string">
            <text:p>Cinnamomum campho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3" office:value-type="string" calcext:value-type="string">
            <text:p>Cornus ma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3" office:value-type="string" calcext:value-type="string">
            <text:p>Cornus sanguin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3" office:value-type="string" calcext:value-type="string">
            <text:p>Cor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3" office:value-type="string" calcext:value-type="string">
            <text:p>Corylus avell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3" office:value-type="string" calcext:value-type="string">
            <text:p>Coryl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3" office:value-type="string" calcext:value-type="string">
            <text:p>Crataegus azaro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3" office:value-type="string" calcext:value-type="string">
            <text:p>Crataegus lacini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3" office:value-type="string" calcext:value-type="string">
            <text:p>Crataegus laevig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3" office:value-type="string" calcext:value-type="string">
            <text:p>Crataegus monogy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3" office:value-type="string" calcext:value-type="string">
            <text:p>Crataegus sp.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3" office:value-type="string" calcext:value-type="string">
            <text:p>Cryptomer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3" office:value-type="string" calcext:value-type="string">
            <text:p>Cupressus arizo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3" office:value-type="string" calcext:value-type="string">
            <text:p>Cupressus lusita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3" office:value-type="string" calcext:value-type="string">
            <text:p>Cupressus macrocarp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3" office:value-type="string" calcext:value-type="string">
            <text:p>Cupressus sempervir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3" office:value-type="string" calcext:value-type="string">
            <text:p>Cupress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3" office:value-type="string" calcext:value-type="string">
            <text:p>Erica arbo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3" office:value-type="string" calcext:value-type="string">
            <text:p>Erica manipuliflo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3" office:value-type="string" calcext:value-type="string">
            <text:p>Erica scopar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3" office:value-type="string" calcext:value-type="string">
            <text:p>Eric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3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3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3" office:value-type="string" calcext:value-type="string">
            <text:p>Eucalypt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3" office:value-type="string" calcext:value-type="string">
            <text:p>Euonymus europae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3" office:value-type="string" calcext:value-type="string">
            <text:p>Euonym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3" office:value-type="string" calcext:value-type="string">
            <text:p>Fag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3" office:value-type="string" calcext:value-type="string">
            <text:p>Fagus sylva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3" office:value-type="string" calcext:value-type="string">
            <text:p>Ficus car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3" office:value-type="string" calcext:value-type="string">
            <text:p>Fic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3" office:value-type="string" calcext:value-type="string">
            <text:p>Frangula aln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3" office:value-type="string" calcext:value-type="string">
            <text:p>Fraxinus angustifoli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3" office:value-type="string" calcext:value-type="string">
            <text:p>Fraxinus excelsior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3" office:value-type="string" calcext:value-type="string">
            <text:p>Fraxinus orn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3" office:value-type="string" calcext:value-type="string">
            <text:p>Fraxinus pallisa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3" office:value-type="string" calcext:value-type="string">
            <text:p>Fraxinus pennsylvan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3" office:value-type="string" calcext:value-type="string">
            <text:p>Fraxi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3" office:value-type="string" calcext:value-type="string">
            <text:p>Gledits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3" office:value-type="string" calcext:value-type="string">
            <text:p>Hippophae rhamnoid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3" office:value-type="string" calcext:value-type="string">
            <text:p>Ilex aquifoli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3" office:value-type="string" calcext:value-type="string">
            <text:p>Ilex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3" office:value-type="string" calcext:value-type="string">
            <text:p>Ilex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3" office:value-type="string" calcext:value-type="string">
            <text:p>Juglans cine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3" office:value-type="string" calcext:value-type="string">
            <text:p>Juglans nig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3" office:value-type="string" calcext:value-type="string">
            <text:p>Juglans reg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3" office:value-type="string" calcext:value-type="string">
            <text:p>Juglan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3" office:value-type="string" calcext:value-type="string">
            <text:p>Juniperus comun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3" office:value-type="string" calcext:value-type="string">
            <text:p>Juniperus oxycedr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3" office:value-type="string" calcext:value-type="string">
            <text:p>Juniperus phoenic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3" office:value-type="string" calcext:value-type="string">
            <text:p>Juniperus sabi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3" office:value-type="string" calcext:value-type="string">
            <text:p>Juniper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3" office:value-type="string" calcext:value-type="string">
            <text:p>Juniperus thurife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3" office:value-type="string" calcext:value-type="string">
            <text:p>Juniperus virgin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3" office:value-type="string" calcext:value-type="string">
            <text:p>Laburnum alpin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3" office:value-type="string" calcext:value-type="string">
            <text:p>Laburnum anagyroid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3" office:value-type="string" calcext:value-type="string">
            <text:p>Laburnum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3" office:value-type="string" calcext:value-type="string">
            <text:p>Larix decidu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3" office:value-type="string" calcext:value-type="string">
            <text:p>Larix kaempferi C25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3" office:value-type="string" calcext:value-type="string">
            <text:p>Larix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3" office:value-type="string" calcext:value-type="string">
            <text:p>Laurus azor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3" office:value-type="string" calcext:value-type="string">
            <text:p>Laurus nobi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3" office:value-type="string" calcext:value-type="string">
            <text:p>Ligustrum vulgar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3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3" office:value-type="string" calcext:value-type="string">
            <text:p>Lonicer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3" office:value-type="string" calcext:value-type="string">
            <text:p>Magnol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3" office:value-type="string" calcext:value-type="string">
            <text:p>Malus domes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3" office:value-type="string" calcext:value-type="string">
            <text:p>Mal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3" office:value-type="string" calcext:value-type="string">
            <text:p>Malus sylvestr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3" office:value-type="string" calcext:value-type="string">
            <text:p>Metasequo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3" office:value-type="string" calcext:value-type="string">
            <text:p>Morus alb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3" office:value-type="string" calcext:value-type="string">
            <text:p>Morus nig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3" office:value-type="string" calcext:value-type="string">
            <text:p>Mor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3" office:value-type="string" calcext:value-type="string">
            <text:p>Myrica fay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3" office:value-type="string" calcext:value-type="string">
            <text:p>Myrtus commun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3" office:value-type="string" calcext:value-type="string">
            <text:p>Ocotea foet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3" office:value-type="string" calcext:value-type="string">
            <text:p>Olea europa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3" office:value-type="string" calcext:value-type="string">
            <text:p>Ole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3" office:value-type="string" calcext:value-type="string">
            <text:p>Ostrya carpin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3" office:value-type="string" calcext:value-type="string">
            <text:p>Paulownia toment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3" office:value-type="string" calcext:value-type="string">
            <text:p>Persea ind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3" office:value-type="string" calcext:value-type="string">
            <text:p>Phillyrea angust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3" office:value-type="string" calcext:value-type="string">
            <text:p>Phillyrea lat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3" office:value-type="string" calcext:value-type="string">
            <text:p>Phoenix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3" office:value-type="string" calcext:value-type="string">
            <text:p>Phoenix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3" office:value-type="string" calcext:value-type="string">
            <text:p>Picconia excel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3" office:value-type="string" calcext:value-type="string">
            <text:p>Picea abies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3" office:value-type="string" calcext:value-type="string">
            <text:p>Picea engelmann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3" office:value-type="string" calcext:value-type="string">
            <text:p>Picea glau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3" office:value-type="string" calcext:value-type="string">
            <text:p>Picea omorik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3" office:value-type="string" calcext:value-type="string">
            <text:p>Picea orient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3" office:value-type="string" calcext:value-type="string">
            <text:p>Picea pung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3" office:value-type="string" calcext:value-type="string">
            <text:p>Picea sitch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3" office:value-type="string" calcext:value-type="string">
            <text:p>Pice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3" office:value-type="string" calcext:value-type="string">
            <text:p>Pinus banks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3" office:value-type="string" calcext:value-type="string">
            <text:p>Pinus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3" office:value-type="string" calcext:value-type="string">
            <text:p>Pinus cemb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3" office:value-type="string" calcext:value-type="string">
            <text:p>Pinus contor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3" office:value-type="string" calcext:value-type="string">
            <text:p>Pinus halep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3" office:value-type="string" calcext:value-type="string">
            <text:p>Pinus heldreich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8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3" office:value-type="string" calcext:value-type="string">
            <text:p>Pinus leucoderm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3" office:value-type="string" calcext:value-type="string">
            <text:p>Pinus mugo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3" office:value-type="string" calcext:value-type="string">
            <text:p>Pinus nigr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3" office:value-type="string" calcext:value-type="string">
            <text:p>Pinus pinaster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3" office:value-type="string" calcext:value-type="string">
            <text:p>Pinus pin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3" office:value-type="string" calcext:value-type="string">
            <text:p>Pinus ponder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3" office:value-type="string" calcext:value-type="string">
            <text:p>Pinus radiat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3" office:value-type="string" calcext:value-type="string">
            <text:p>Pinus sp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3" office:value-type="string" calcext:value-type="string">
            <text:p>Pinus strob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3" office:value-type="string" calcext:value-type="string">
            <text:p>Pinus sylvestr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3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3" office:value-type="string" calcext:value-type="string">
            <text:p>Pistacia atlan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3" office:value-type="string" calcext:value-type="string">
            <text:p>Pistacia lentisc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3" office:value-type="string" calcext:value-type="string">
            <text:p>Pistacia terebinth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3" office:value-type="string" calcext:value-type="string">
            <text:p>Platanus acer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3" office:value-type="string" calcext:value-type="string">
            <text:p>Platanus orient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3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3" office:value-type="string" calcext:value-type="string">
            <text:p>Pleiomeris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3" office:value-type="string" calcext:value-type="string">
            <text:p>Populus alb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3" office:value-type="string" calcext:value-type="string">
            <text:p>Populus nig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3" office:value-type="string" calcext:value-type="string">
            <text:p>Popul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3" office:value-type="string" calcext:value-type="string">
            <text:p>Populus tremul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3" office:value-type="string" calcext:value-type="string">
            <text:p>Populus x canesc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3" office:value-type="string" calcext:value-type="string">
            <text:p>Prunus armenia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3" office:value-type="string" calcext:value-type="string">
            <text:p>Prunus avi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3" office:value-type="string" calcext:value-type="string">
            <text:p>Prunus cerasife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3" office:value-type="string" calcext:value-type="string">
            <text:p>Prunus ceras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3" office:value-type="string" calcext:value-type="string">
            <text:p>Prunus domes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3" office:value-type="string" calcext:value-type="string">
            <text:p>Prunus dulc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3" office:value-type="string" calcext:value-type="string">
            <text:p>Prunus lusita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3" office:value-type="string" calcext:value-type="string">
            <text:p>Prunus mahaleb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3" office:value-type="string" calcext:value-type="string">
            <text:p>Prunus padus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3" office:value-type="string" calcext:value-type="string">
            <text:p>Prunus pers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3" office:value-type="string" calcext:value-type="string">
            <text:p>Prunus seroti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3" office:value-type="string" calcext:value-type="string">
            <text:p>Pru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3" office:value-type="string" calcext:value-type="string">
            <text:p>Prunus spin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3" office:value-type="string" calcext:value-type="string">
            <text:p>Pseudotsuga menzies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3" office:value-type="string" calcext:value-type="string">
            <text:p>Pyrus amygdaliform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3" office:value-type="string" calcext:value-type="string">
            <text:p>Pyrus commun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3" office:value-type="string" calcext:value-type="string">
            <text:p>Pyrus pyraster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3" office:value-type="string" calcext:value-type="string">
            <text:p>Pyr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3" office:value-type="string" calcext:value-type="string">
            <text:p>Quercus alnifol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3" office:value-type="string" calcext:value-type="string">
            <text:p>Quercus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3" office:value-type="string" calcext:value-type="string">
            <text:p>Quercus cerr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3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3" office:value-type="string" calcext:value-type="string">
            <text:p>Quercus conges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3" office:value-type="string" calcext:value-type="string">
            <text:p>Quercus dalechamp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3" office:value-type="string" calcext:value-type="string">
            <text:p>Quercus fagin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3" office:value-type="string" calcext:value-type="string">
            <text:p>Quercus frainetto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Quercus fruticosa</text:p>
          </table:table-cell>
          <table:table-cell table:style-name="ce23" office:value-type="string" calcext:value-type="string">
            <text:p>Quercus fruticos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3" office:value-type="string" calcext:value-type="string">
            <text:p>Quercus hartwissi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3" office:value-type="string" calcext:value-type="string">
            <text:p>Quercus ilex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3" office:value-type="string" calcext:value-type="string">
            <text:p>Quercus lusita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3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3" office:value-type="string" calcext:value-type="string">
            <text:p>Quercus ma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3" office:value-type="string" calcext:value-type="string">
            <text:p>Quercus palustr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3" office:value-type="string" calcext:value-type="string">
            <text:p>Quercus pedunculiflo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3" office:value-type="string" calcext:value-type="string">
            <text:p>Quercus petrae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3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3" office:value-type="string" calcext:value-type="string">
            <text:p>Quercus petraea group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3" office:value-type="string" calcext:value-type="string">
            <text:p>Quercus polycarp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3" office:value-type="string" calcext:value-type="string">
            <text:p>Quercus pubesc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3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3" office:value-type="string" calcext:value-type="string">
            <text:p>Quercus robur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3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3" office:value-type="string" calcext:value-type="string">
            <text:p>Quercus rub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3" office:value-type="string" calcext:value-type="string">
            <text:p>Querc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3" office:value-type="string" calcext:value-type="string">
            <text:p>Quercus suber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3" office:value-type="string" calcext:value-type="string">
            <text:p>Quercus troj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3" office:value-type="string" calcext:value-type="string">
            <text:p>Rhamnus alatern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3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3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3" office:value-type="string" calcext:value-type="string">
            <text:p>Rhamn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3" office:value-type="string" calcext:value-type="string">
            <text:p>Rhus coriar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3" office:value-type="string" calcext:value-type="string">
            <text:p>Rhus typhi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3" office:value-type="string" calcext:value-type="string">
            <text:p>Robinia pseudoacac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3" office:value-type="string" calcext:value-type="string">
            <text:p>Salix alba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3" office:value-type="string" calcext:value-type="string">
            <text:p>Salix atrocine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3" office:value-type="string" calcext:value-type="string">
            <text:p>Salix babylo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3" office:value-type="string" calcext:value-type="string">
            <text:p>Salix cantabr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3" office:value-type="string" calcext:value-type="string">
            <text:p>Salix cap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3" office:value-type="string" calcext:value-type="string">
            <text:p>Salix cine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3" office:value-type="string" calcext:value-type="string">
            <text:p>Salix eleagno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3" office:value-type="string" calcext:value-type="string">
            <text:p>Salix fragi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3" office:value-type="string" calcext:value-type="string">
            <text:p>Salix purpure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3" office:value-type="string" calcext:value-type="string">
            <text:p>Salix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3" office:value-type="string" calcext:value-type="string">
            <text:p>Salix vimin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3" office:value-type="string" calcext:value-type="string">
            <text:p>Sambucus ebu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3" office:value-type="string" calcext:value-type="string">
            <text:p>Sambucus nig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3" office:value-type="string" calcext:value-type="string">
            <text:p>Sambucus racem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3" office:value-type="string" calcext:value-type="string">
            <text:p>Sambuc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3" office:value-type="string" calcext:value-type="string">
            <text:p>Sequoiadendron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3" office:value-type="string" calcext:value-type="string">
            <text:p>Sophora japon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3" office:value-type="string" calcext:value-type="string">
            <text:p>Sorbus ar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3" office:value-type="string" calcext:value-type="string">
            <text:p>Sorbus aucupar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3" office:value-type="string" calcext:value-type="string">
            <text:p>Sorbus chamaemespi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3" office:value-type="string" calcext:value-type="string">
            <text:p>Sorbus domestic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3" office:value-type="string" calcext:value-type="string">
            <text:p>Sorbus intermedi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3" office:value-type="string" calcext:value-type="string">
            <text:p>Sorbus latifolia s.l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3" office:value-type="string" calcext:value-type="string">
            <text:p>Sorbus mougeotii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3" office:value-type="string" calcext:value-type="string">
            <text:p>Sorb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3" office:value-type="string" calcext:value-type="string">
            <text:p>Sorbus torminal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3" office:value-type="string" calcext:value-type="string">
            <text:p>Tamarix afric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3" office:value-type="string" calcext:value-type="string">
            <text:p>Tamarix canari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3" office:value-type="string" calcext:value-type="string">
            <text:p>Tamarix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3" office:value-type="string" calcext:value-type="string">
            <text:p>Taxodium distichum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3" office:value-type="string" calcext:value-type="string">
            <text:p>Taxus bacc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3" office:value-type="string" calcext:value-type="string">
            <text:p>Tax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3" office:value-type="string" calcext:value-type="string">
            <text:p>Tetraclinis articul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3" office:value-type="string" calcext:value-type="string">
            <text:p>Thuja plic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3" office:value-type="string" calcext:value-type="string">
            <text:p>Thuja sp.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3" office:value-type="string" calcext:value-type="string">
            <text:p>Tilia cordat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3" office:value-type="string" calcext:value-type="string">
            <text:p>Tilia platyphylo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3" office:value-type="string" calcext:value-type="string">
            <text:p>Tili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3" office:value-type="string" calcext:value-type="string">
            <text:p>Tilia tomentos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3" office:value-type="string" calcext:value-type="string">
            <text:p>Tsuga canadensi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3" office:value-type="string" calcext:value-type="string">
            <text:p>Tsuga heterophyll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3" office:value-type="string" calcext:value-type="string">
            <text:p>Tsuga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3" office:value-type="string" calcext:value-type="string">
            <text:p>Ulmus canescen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3" office:value-type="string" calcext:value-type="string">
            <text:p>Ulmus glabr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3" office:value-type="string" calcext:value-type="string">
            <text:p>Ulmus laevis 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3" office:value-type="string" calcext:value-type="string">
            <text:p>Ulmus minor (pumila)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3" office:value-type="string" calcext:value-type="string">
            <text:p>Ulmus sp.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3" office:value-type="string" calcext:value-type="string">
            <text:p>Viburnum lantana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3" office:value-type="string" calcext:value-type="string">
            <text:p>Viburnum opulu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3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style-name="ce16" table:number-columns-repeated="1019"/>
        </table:table-row>
        <table:table-row table:style-name="ro3">
          <table:table-cell table:style-name="ce24" office:value-type="string" calcext:value-type="string">
            <text:p>CODE_CODE_3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style-name="ce16" table:number-columns-repeated="1019"/>
        </table:table-row>
        <table:table-row table:style-name="ro3">
          <table:table-cell table:style-name="ce24" office:value-type="string" calcext:value-type="string">
            <text:p>CODE_CODE_3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style-name="ce16"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ode_4</text:p>
          </table:table-cell>
          <table:table-cell table:style-name="ce24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ode_5</text:p>
          </table:table-cell>
          <table:table-cell table:style-name="ce24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ode_6</text:p>
          </table:table-cell>
          <table:table-cell table:style-name="ce24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de_7</text:p>
          </table:table-cell>
          <table:table-cell table:style-name="ce24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de_8</text:p>
          </table:table-cell>
          <table:table-cell table:style-name="ce24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ode_9</text:p>
          </table:table-cell>
          <table:table-cell table:style-name="ce24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ode_10</text:p>
          </table:table-cell>
          <table:table-cell table:style-name="ce24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ode_4</text:p>
          </table:table-cell>
          <table:table-cell table:style-name="ce24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ode_5</text:p>
          </table:table-cell>
          <table:table-cell table:style-name="ce24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ode_6</text:p>
          </table:table-cell>
          <table:table-cell table:style-name="ce24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de_7</text:p>
          </table:table-cell>
          <table:table-cell table:style-name="ce24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de_8</text:p>
          </table:table-cell>
          <table:table-cell table:style-name="ce24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ode_9</text:p>
          </table:table-cell>
          <table:table-cell table:style-name="ce24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ode_10</text:p>
          </table:table-cell>
          <table:table-cell table:style-name="ce24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Code_11</text:p>
          </table:table-cell>
          <table:table-cell table:style-name="ce24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ode_12</text:p>
          </table:table-cell>
          <table:table-cell table:style-name="ce24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Code_13</text:p>
          </table:table-cell>
          <table:table-cell table:style-name="ce24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Code_14</text:p>
          </table:table-cell>
          <table:table-cell table:style-name="ce24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ode_15</text:p>
          </table:table-cell>
          <table:table-cell table:style-name="ce24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Code_16</text:p>
          </table:table-cell>
          <table:table-cell table:style-name="ce24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Code_17</text:p>
          </table:table-cell>
          <table:table-cell table:style-name="ce24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Code_18</text:p>
          </table:table-cell>
          <table:table-cell table:style-name="ce24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Code_19</text:p>
          </table:table-cell>
          <table:table-cell table:style-name="ce24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de_20</text:p>
          </table:table-cell>
          <table:table-cell table:style-name="ce24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Code_21</text:p>
          </table:table-cell>
          <table:table-cell table:style-name="ce24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Code_22</text:p>
          </table:table-cell>
          <table:table-cell table:style-name="ce24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ode_23</text:p>
          </table:table-cell>
          <table:table-cell table:style-name="ce24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Code_24</text:p>
          </table:table-cell>
          <table:table-cell table:style-name="ce24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ode_25</text:p>
          </table:table-cell>
          <table:table-cell table:style-name="ce24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Code_26</text:p>
          </table:table-cell>
          <table:table-cell table:style-name="ce24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Code_27</text:p>
          </table:table-cell>
          <table:table-cell table:style-name="ce24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Code_28</text:p>
          </table:table-cell>
          <table:table-cell table:style-name="ce24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Code_29</text:p>
          </table:table-cell>
          <table:table-cell table:style-name="ce24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Code_30</text:p>
          </table:table-cell>
          <table:table-cell table:style-name="ce24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Code_31</text:p>
          </table:table-cell>
          <table:table-cell table:style-name="ce24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Code_32</text:p>
          </table:table-cell>
          <table:table-cell table:style-name="ce24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Code_33</text:p>
          </table:table-cell>
          <table:table-cell table:style-name="ce24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Code_34</text:p>
          </table:table-cell>
          <table:table-cell table:style-name="ce24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Code_35</text:p>
          </table:table-cell>
          <table:table-cell table:style-name="ce24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Code_36</text:p>
          </table:table-cell>
          <table:table-cell table:style-name="ce24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Code_37</text:p>
          </table:table-cell>
          <table:table-cell table:style-name="ce24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Code_38</text:p>
          </table:table-cell>
          <table:table-cell table:style-name="ce24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Code_39</text:p>
          </table:table-cell>
          <table:table-cell table:style-name="ce24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Code_40</text:p>
          </table:table-cell>
          <table:table-cell table:style-name="ce24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Code_41</text:p>
          </table:table-cell>
          <table:table-cell table:style-name="ce24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Code_42</text:p>
          </table:table-cell>
          <table:table-cell table:style-name="ce24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Code_43</text:p>
          </table:table-cell>
          <table:table-cell table:style-name="ce24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Code_44</text:p>
          </table:table-cell>
          <table:table-cell table:style-name="ce24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Code_45</text:p>
          </table:table-cell>
          <table:table-cell table:style-name="ce24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Code_46</text:p>
          </table:table-cell>
          <table:table-cell table:style-name="ce24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Code_47</text:p>
          </table:table-cell>
          <table:table-cell table:style-name="ce24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Code_48</text:p>
          </table:table-cell>
          <table:table-cell table:style-name="ce24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Code_49</text:p>
          </table:table-cell>
          <table:table-cell table:style-name="ce24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ode_50</text:p>
          </table:table-cell>
          <table:table-cell table:style-name="ce24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ode_51</text:p>
          </table:table-cell>
          <table:table-cell table:style-name="ce24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Code_52</text:p>
          </table:table-cell>
          <table:table-cell table:style-name="ce24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Code_53</text:p>
          </table:table-cell>
          <table:table-cell table:style-name="ce24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Code_54</text:p>
          </table:table-cell>
          <table:table-cell table:style-name="ce24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Code_55</text:p>
          </table:table-cell>
          <table:table-cell table:style-name="ce24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Code_56</text:p>
          </table:table-cell>
          <table:table-cell table:style-name="ce24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Code_57</text:p>
          </table:table-cell>
          <table:table-cell table:style-name="ce24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Code_58</text:p>
          </table:table-cell>
          <table:table-cell table:style-name="ce24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Code_59</text:p>
          </table:table-cell>
          <table:table-cell table:style-name="ce24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Code_60</text:p>
          </table:table-cell>
          <table:table-cell table:style-name="ce24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string" calcext:value-type="string">
            <text:p>Code_61</text:p>
          </table:table-cell>
          <table:table-cell table:style-name="ce24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string" calcext:value-type="string">
            <text:p>Code_62</text:p>
          </table:table-cell>
          <table:table-cell table:style-name="ce24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string" calcext:value-type="string">
            <text:p>Code_63</text:p>
          </table:table-cell>
          <table:table-cell table:style-name="ce24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4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string" calcext:value-type="string">
            <text:p>Code_64</text:p>
          </table:table-cell>
          <table:table-cell table:style-name="ce24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Code_65</text:p>
          </table:table-cell>
          <table:table-cell table:style-name="ce24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Code_66</text:p>
          </table:table-cell>
          <table:table-cell table:style-name="ce24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string" calcext:value-type="string">
            <text:p>Code_67</text:p>
          </table:table-cell>
          <table:table-cell table:style-name="ce24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string" calcext:value-type="string">
            <text:p>Code_68</text:p>
          </table:table-cell>
          <table:table-cell table:style-name="ce24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string" calcext:value-type="string">
            <text:p>Code_69</text:p>
          </table:table-cell>
          <table:table-cell table:style-name="ce24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Code_70</text:p>
          </table:table-cell>
          <table:table-cell table:style-name="ce24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string" calcext:value-type="string">
            <text:p>Code_71</text:p>
          </table:table-cell>
          <table:table-cell table:style-name="ce24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Code_72</text:p>
          </table:table-cell>
          <table:table-cell table:style-name="ce24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3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Code_73</text:p>
          </table:table-cell>
          <table:table-cell table:style-name="ce24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string" calcext:value-type="string">
            <text:p>Code_74</text:p>
          </table:table-cell>
          <table:table-cell table:style-name="ce24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5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Code_75</text:p>
          </table:table-cell>
          <table:table-cell table:style-name="ce24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Code_76</text:p>
          </table:table-cell>
          <table:table-cell table:style-name="ce24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Code_77</text:p>
          </table:table-cell>
          <table:table-cell table:style-name="ce24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string" calcext:value-type="string">
            <text:p>Code_78</text:p>
          </table:table-cell>
          <table:table-cell table:style-name="ce24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string" calcext:value-type="string">
            <text:p>Code_79</text:p>
          </table:table-cell>
          <table:table-cell table:style-name="ce24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Code_80</text:p>
          </table:table-cell>
          <table:table-cell table:style-name="ce24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string" calcext:value-type="string">
            <text:p>Code_81</text:p>
          </table:table-cell>
          <table:table-cell table:style-name="ce24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string" calcext:value-type="string">
            <text:p>Code_82</text:p>
          </table:table-cell>
          <table:table-cell table:style-name="ce24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string" calcext:value-type="string">
            <text:p>Code_83</text:p>
          </table:table-cell>
          <table:table-cell table:style-name="ce24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string" calcext:value-type="string">
            <text:p>Code_84</text:p>
          </table:table-cell>
          <table:table-cell table:style-name="ce24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string" calcext:value-type="string">
            <text:p>Code_85</text:p>
          </table:table-cell>
          <table:table-cell table:style-name="ce24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string" calcext:value-type="string">
            <text:p>Code_86</text:p>
          </table:table-cell>
          <table:table-cell table:style-name="ce24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string" calcext:value-type="string">
            <text:p>Code_87</text:p>
          </table:table-cell>
          <table:table-cell table:style-name="ce24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Code_88</text:p>
          </table:table-cell>
          <table:table-cell table:style-name="ce24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string" calcext:value-type="string">
            <text:p>Code_89</text:p>
          </table:table-cell>
          <table:table-cell table:style-name="ce24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string" calcext:value-type="string">
            <text:p>Code_90</text:p>
          </table:table-cell>
          <table:table-cell table:style-name="ce24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string" calcext:value-type="string">
            <text:p>Code_91</text:p>
          </table:table-cell>
          <table:table-cell table:style-name="ce24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string" calcext:value-type="string">
            <text:p>Code_92</text:p>
          </table:table-cell>
          <table:table-cell table:style-name="ce24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string" calcext:value-type="string">
            <text:p>Code_93</text:p>
          </table:table-cell>
          <table:table-cell table:style-name="ce24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string" calcext:value-type="string">
            <text:p>Code_94</text:p>
          </table:table-cell>
          <table:table-cell table:style-name="ce24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string" calcext:value-type="string">
            <text:p>Code_95</text:p>
          </table:table-cell>
          <table:table-cell table:style-name="ce24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string" calcext:value-type="string">
            <text:p>Code_96</text:p>
          </table:table-cell>
          <table:table-cell table:style-name="ce24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string" calcext:value-type="string">
            <text:p>Code_97</text:p>
          </table:table-cell>
          <table:table-cell table:style-name="ce24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string" calcext:value-type="string">
            <text:p>Code_98</text:p>
          </table:table-cell>
          <table:table-cell table:style-name="ce24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9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Code_99</text:p>
          </table:table-cell>
          <table:table-cell table:style-name="ce24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0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ode_100</text:p>
          </table:table-cell>
          <table:table-cell table:style-name="ce24" office:value-type="string" calcext:value-type="string">
            <text:p>Le code 10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3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3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3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ode_4</text:p>
          </table:table-cell>
          <table:table-cell table:style-name="ce24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ode_5</text:p>
          </table:table-cell>
          <table:table-cell table:style-name="ce24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ode_6</text:p>
          </table:table-cell>
          <table:table-cell table:style-name="ce24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de_7</text:p>
          </table:table-cell>
          <table:table-cell table:style-name="ce24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de_8</text:p>
          </table:table-cell>
          <table:table-cell table:style-name="ce24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ode_9</text:p>
          </table:table-cell>
          <table:table-cell table:style-name="ce24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ode_10</text:p>
          </table:table-cell>
          <table:table-cell table:style-name="ce24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de_1</text:p>
          </table:table-cell>
          <table:table-cell table:style-name="ce24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de_2</text:p>
          </table:table-cell>
          <table:table-cell table:style-name="ce24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de_3</text:p>
          </table:table-cell>
          <table:table-cell table:style-name="ce24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ode_4</text:p>
          </table:table-cell>
          <table:table-cell table:style-name="ce24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ode_5</text:p>
          </table:table-cell>
          <table:table-cell table:style-name="ce24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ode_6</text:p>
          </table:table-cell>
          <table:table-cell table:style-name="ce24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de_7</text:p>
          </table:table-cell>
          <table:table-cell table:style-name="ce24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de_8</text:p>
          </table:table-cell>
          <table:table-cell table:style-name="ce24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ode_9</text:p>
          </table:table-cell>
          <table:table-cell table:style-name="ce24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ode_10</text:p>
          </table:table-cell>
          <table:table-cell table:style-name="ce24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Code_11</text:p>
          </table:table-cell>
          <table:table-cell table:style-name="ce24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ode_12</text:p>
          </table:table-cell>
          <table:table-cell table:style-name="ce24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Code_13</text:p>
          </table:table-cell>
          <table:table-cell table:style-name="ce24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Code_14</text:p>
          </table:table-cell>
          <table:table-cell table:style-name="ce24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ode_15</text:p>
          </table:table-cell>
          <table:table-cell table:style-name="ce24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Code_16</text:p>
          </table:table-cell>
          <table:table-cell table:style-name="ce24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Code_17</text:p>
          </table:table-cell>
          <table:table-cell table:style-name="ce24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Code_18</text:p>
          </table:table-cell>
          <table:table-cell table:style-name="ce24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Code_19</text:p>
          </table:table-cell>
          <table:table-cell table:style-name="ce24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de_20</text:p>
          </table:table-cell>
          <table:table-cell table:style-name="ce24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Code_21</text:p>
          </table:table-cell>
          <table:table-cell table:style-name="ce24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Code_22</text:p>
          </table:table-cell>
          <table:table-cell table:style-name="ce24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ode_23</text:p>
          </table:table-cell>
          <table:table-cell table:style-name="ce24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Code_24</text:p>
          </table:table-cell>
          <table:table-cell table:style-name="ce24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ode_25</text:p>
          </table:table-cell>
          <table:table-cell table:style-name="ce24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Code_26</text:p>
          </table:table-cell>
          <table:table-cell table:style-name="ce24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Code_27</text:p>
          </table:table-cell>
          <table:table-cell table:style-name="ce24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Code_28</text:p>
          </table:table-cell>
          <table:table-cell table:style-name="ce24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2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Code_29</text:p>
          </table:table-cell>
          <table:table-cell table:style-name="ce24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Code_30</text:p>
          </table:table-cell>
          <table:table-cell table:style-name="ce24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Code_31</text:p>
          </table:table-cell>
          <table:table-cell table:style-name="ce24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Code_32</text:p>
          </table:table-cell>
          <table:table-cell table:style-name="ce24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Code_33</text:p>
          </table:table-cell>
          <table:table-cell table:style-name="ce24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Code_34</text:p>
          </table:table-cell>
          <table:table-cell table:style-name="ce24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Code_35</text:p>
          </table:table-cell>
          <table:table-cell table:style-name="ce24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Code_36</text:p>
          </table:table-cell>
          <table:table-cell table:style-name="ce24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Code_37</text:p>
          </table:table-cell>
          <table:table-cell table:style-name="ce24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Code_38</text:p>
          </table:table-cell>
          <table:table-cell table:style-name="ce24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3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Code_39</text:p>
          </table:table-cell>
          <table:table-cell table:style-name="ce24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Code_40</text:p>
          </table:table-cell>
          <table:table-cell table:style-name="ce24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Code_41</text:p>
          </table:table-cell>
          <table:table-cell table:style-name="ce24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Code_42</text:p>
          </table:table-cell>
          <table:table-cell table:style-name="ce24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Code_43</text:p>
          </table:table-cell>
          <table:table-cell table:style-name="ce24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Code_44</text:p>
          </table:table-cell>
          <table:table-cell table:style-name="ce24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Code_45</text:p>
          </table:table-cell>
          <table:table-cell table:style-name="ce24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Code_46</text:p>
          </table:table-cell>
          <table:table-cell table:style-name="ce24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Code_47</text:p>
          </table:table-cell>
          <table:table-cell table:style-name="ce24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Code_48</text:p>
          </table:table-cell>
          <table:table-cell table:style-name="ce24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4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Code_49</text:p>
          </table:table-cell>
          <table:table-cell table:style-name="ce24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ode_50</text:p>
          </table:table-cell>
          <table:table-cell table:style-name="ce24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ode_51</text:p>
          </table:table-cell>
          <table:table-cell table:style-name="ce24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Code_52</text:p>
          </table:table-cell>
          <table:table-cell table:style-name="ce24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Code_53</text:p>
          </table:table-cell>
          <table:table-cell table:style-name="ce24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Code_54</text:p>
          </table:table-cell>
          <table:table-cell table:style-name="ce24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Code_55</text:p>
          </table:table-cell>
          <table:table-cell table:style-name="ce24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Code_56</text:p>
          </table:table-cell>
          <table:table-cell table:style-name="ce24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Code_57</text:p>
          </table:table-cell>
          <table:table-cell table:style-name="ce24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Code_58</text:p>
          </table:table-cell>
          <table:table-cell table:style-name="ce24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5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Code_59</text:p>
          </table:table-cell>
          <table:table-cell table:style-name="ce24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Code_60</text:p>
          </table:table-cell>
          <table:table-cell table:style-name="ce24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string" calcext:value-type="string">
            <text:p>Code_61</text:p>
          </table:table-cell>
          <table:table-cell table:style-name="ce24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string" calcext:value-type="string">
            <text:p>Code_62</text:p>
          </table:table-cell>
          <table:table-cell table:style-name="ce24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string" calcext:value-type="string">
            <text:p>Code_63</text:p>
          </table:table-cell>
          <table:table-cell table:style-name="ce24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4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string" calcext:value-type="string">
            <text:p>Code_64</text:p>
          </table:table-cell>
          <table:table-cell table:style-name="ce24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Code_65</text:p>
          </table:table-cell>
          <table:table-cell table:style-name="ce24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Code_66</text:p>
          </table:table-cell>
          <table:table-cell table:style-name="ce24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string" calcext:value-type="string">
            <text:p>Code_67</text:p>
          </table:table-cell>
          <table:table-cell table:style-name="ce24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string" calcext:value-type="string">
            <text:p>Code_68</text:p>
          </table:table-cell>
          <table:table-cell table:style-name="ce24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6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string" calcext:value-type="string">
            <text:p>Code_69</text:p>
          </table:table-cell>
          <table:table-cell table:style-name="ce24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Code_70</text:p>
          </table:table-cell>
          <table:table-cell table:style-name="ce24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string" calcext:value-type="string">
            <text:p>Code_71</text:p>
          </table:table-cell>
          <table:table-cell table:style-name="ce24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Code_72</text:p>
          </table:table-cell>
          <table:table-cell table:style-name="ce24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3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Code_73</text:p>
          </table:table-cell>
          <table:table-cell table:style-name="ce24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string" calcext:value-type="string">
            <text:p>Code_74</text:p>
          </table:table-cell>
          <table:table-cell table:style-name="ce24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5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Code_75</text:p>
          </table:table-cell>
          <table:table-cell table:style-name="ce24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Code_76</text:p>
          </table:table-cell>
          <table:table-cell table:style-name="ce24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Code_77</text:p>
          </table:table-cell>
          <table:table-cell table:style-name="ce24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string" calcext:value-type="string">
            <text:p>Code_78</text:p>
          </table:table-cell>
          <table:table-cell table:style-name="ce24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7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string" calcext:value-type="string">
            <text:p>Code_79</text:p>
          </table:table-cell>
          <table:table-cell table:style-name="ce24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Code_80</text:p>
          </table:table-cell>
          <table:table-cell table:style-name="ce24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string" calcext:value-type="string">
            <text:p>Code_81</text:p>
          </table:table-cell>
          <table:table-cell table:style-name="ce24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string" calcext:value-type="string">
            <text:p>Code_82</text:p>
          </table:table-cell>
          <table:table-cell table:style-name="ce24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string" calcext:value-type="string">
            <text:p>Code_83</text:p>
          </table:table-cell>
          <table:table-cell table:style-name="ce24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string" calcext:value-type="string">
            <text:p>Code_84</text:p>
          </table:table-cell>
          <table:table-cell table:style-name="ce24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string" calcext:value-type="string">
            <text:p>Code_85</text:p>
          </table:table-cell>
          <table:table-cell table:style-name="ce24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string" calcext:value-type="string">
            <text:p>Code_86</text:p>
          </table:table-cell>
          <table:table-cell table:style-name="ce24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string" calcext:value-type="string">
            <text:p>Code_87</text:p>
          </table:table-cell>
          <table:table-cell table:style-name="ce24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Code_88</text:p>
          </table:table-cell>
          <table:table-cell table:style-name="ce24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8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string" calcext:value-type="string">
            <text:p>Code_89</text:p>
          </table:table-cell>
          <table:table-cell table:style-name="ce24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string" calcext:value-type="string">
            <text:p>Code_90</text:p>
          </table:table-cell>
          <table:table-cell table:style-name="ce24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string" calcext:value-type="string">
            <text:p>Code_91</text:p>
          </table:table-cell>
          <table:table-cell table:style-name="ce24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string" calcext:value-type="string">
            <text:p>Code_92</text:p>
          </table:table-cell>
          <table:table-cell table:style-name="ce24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string" calcext:value-type="string">
            <text:p>Code_93</text:p>
          </table:table-cell>
          <table:table-cell table:style-name="ce24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string" calcext:value-type="string">
            <text:p>Code_94</text:p>
          </table:table-cell>
          <table:table-cell table:style-name="ce24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string" calcext:value-type="string">
            <text:p>Code_95</text:p>
          </table:table-cell>
          <table:table-cell table:style-name="ce24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string" calcext:value-type="string">
            <text:p>Code_96</text:p>
          </table:table-cell>
          <table:table-cell table:style-name="ce24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string" calcext:value-type="string">
            <text:p>Code_97</text:p>
          </table:table-cell>
          <table:table-cell table:style-name="ce24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string" calcext:value-type="string">
            <text:p>Code_98</text:p>
          </table:table-cell>
          <table:table-cell table:style-name="ce24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99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Code_99</text:p>
          </table:table-cell>
          <table:table-cell table:style-name="ce24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ARRAY_CODE_100</text:p>
          </table:table-cell>
          <table:table-cell table:style-name="ce24" office:value-type="string" calcext:value-type="string">
            <text:p>10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ode_100</text:p>
          </table:table-cell>
          <table:table-cell table:style-name="ce24" office:value-type="string" calcext:value-type="string">
            <text:p>Le code 100</text:p>
          </table:table-cell>
          <table:table-cell table:number-columns-repeated="1019"/>
        </table:table-row>
        <table:table-row table:style-name="ro5" table:number-rows-repeated="649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5"/>
        <table:table-column table:style-name="co6" table:number-columns-repeated="2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2">
          <table:table-cell table:style-name="ce12" office:value-type="string" calcext:value-type="string">
            <text:p>Unit</text:p>
            <draw:control table:end-cell-address="mode_tree.B1" table:end-x="8.48mm" table:end-y="4.57mm" draw:z-index="0" draw:name="Export CSV" draw:style-name="gr5" draw:text-style-name="P4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Parent_cod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finition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is_leaf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1 Label</text:p>
          </table:table-cell>
          <table:table-cell table:style-name="ce30" office:value-type="string" calcext:value-type="string">
            <text:p>1 Defini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1 Label</text:p>
          </table:table-cell>
          <table:table-cell table:style-name="ce30" office:value-type="string" calcext:value-type="string">
            <text:p>11 Definitio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24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24" office:value-type="string" calcext:value-type="string">
            <text:p>12 <text:s/>Label</text:p>
          </table:table-cell>
          <table:table-cell table:style-name="ce24" office:value-type="string" calcext:value-type="string">
            <text:p>12 Definitio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string" calcext:value-type="string">
            <text:p>11.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11.1 <text:s/>Label</text:p>
          </table:table-cell>
          <table:table-cell table:style-name="ce30" office:value-type="string" calcext:value-type="string">
            <text:p>11.1 Definitio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2 <text:s/>Label</text:p>
          </table:table-cell>
          <table:table-cell table:style-name="ce30" office:value-type="string" calcext:value-type="string">
            <text:p>2 Definitio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21 <text:s/>Label</text:p>
          </table:table-cell>
          <table:table-cell table:style-name="ce30" office:value-type="string" calcext:value-type="string">
            <text:p>21 Defini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22 <text:s/>Label</text:p>
          </table:table-cell>
          <table:table-cell table:style-name="ce30" office:value-type="string" calcext:value-type="string">
            <text:p>22 Defini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string" calcext:value-type="string">
            <text:p>22.1</text:p>
          </table:table-cell>
          <table:table-cell table:style-name="ce30" office:value-type="string" calcext:value-type="string">
            <text:p>22</text:p>
          </table:table-cell>
          <table:table-cell table:style-name="ce30" office:value-type="string" calcext:value-type="string">
            <text:p>22.1 <text:s/>Label</text:p>
          </table:table-cell>
          <table:table-cell table:style-name="ce30" office:value-type="string" calcext:value-type="string">
            <text:p>22.1 Definition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ce16"/>
        <table:table-column table:style-name="co52" table:default-cell-style-name="ce16"/>
        <table:table-column table:style-name="co53" table:default-cell-style-name="ce16"/>
        <table:table-column table:style-name="co54" table:default-cell-style-name="ce16"/>
        <table:table-column table:style-name="co66" table:default-cell-style-name="ce16"/>
        <table:table-row table:style-name="ro9">
          <table:table-cell table:style-name="ce12" office:value-type="string" calcext:value-type="string">
            <text:p>Source Unit</text:p>
            <draw:control table:end-cell-address="group_mode.A1" table:end-x="57.32mm" table:end-y="8.51mm" draw:z-index="0" draw:name="Export CSV" draw:style-name="gr5" draw:text-style-name="P4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Source Code</text:p>
          </table:table-cell>
          <table:table-cell table:style-name="ce12" office:value-type="string" calcext:value-type="string">
            <text:p>Destination Unit</text:p>
          </table:table-cell>
          <table:table-cell table:style-name="ce20" office:value-type="string" calcext:value-type="string">
            <text:p>Destination Code</text:p>
          </table:table-cell>
          <table:table-cell table:style-name="ce20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1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1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1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2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3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4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5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6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7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8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0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1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2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3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4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5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6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7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8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99</text:p>
          </table:table-cell>
          <table:table-cell table:style-name="Default"/>
        </table:table-row>
        <table:table-row table:style-name="ro3">
          <table:table-cell table:style-name="ce24" office:value-type="string" calcext:value-type="string">
            <text:p>CODE_CODE_10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CODE_CODE_100</text:p>
          </table:table-cell>
          <table:table-cell table:style-name="ce24" office:value-type="string" calcext:value-type="string">
            <text:p>100</text:p>
          </table:table-cell>
          <table:table-cell table:style-name="Default"/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ce33"/>
        <table:table-column table:style-name="co68" table:default-cell-style-name="ce33"/>
        <table:table-column table:style-name="co7" table:number-columns-repeated="1022" table:default-cell-style-name="Default"/>
        <table:table-row table:style-name="ro13">
          <table:table-cell table:style-name="ce12" office:value-type="string" calcext:value-type="string">
            <text:p>Unit</text:p>
            <draw:control table:end-cell-address="dynamode.B1" table:end-x="15.05mm" table:end-y="10.1mm" draw:z-index="0" draw:name="Export CSV" draw:style-name="gr5" draw:text-style-name="P4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SQL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8">
          <table:table-cell table:style-name="ce32" office:value-type="string" calcext:value-type="string">
            <text:p>PROVIDER_ID</text:p>
          </table:table-cell>
          <table:table-cell table:style-name="ce32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3</text:p>
          </table:table-cell>
          <table:table-cell office:value-type="string" calcext:value-type="string">
            <text:p>SELECT code, label, definition, position FROM MODE WHERE unit='CODE_CODE_3' ORDER BY position</text:p>
          </table:table-cell>
          <table:table-cell table:style-name="ce16" table:number-columns-repeated="1022"/>
        </table:table-row>
        <table:table-row table:style-name="ro3">
          <table:table-cell office:value-type="string" calcext:value-type="string">
            <text:p>CODE_DYNAMIC_10</text:p>
          </table:table-cell>
          <table:table-cell office:value-type="string" calcext:value-type="string">
            <text:p>SELECT code, label, definition, position FROM MODE WHERE unit='CODE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100</text:p>
          </table:table-cell>
          <table:table-cell office:value-type="string" calcext:value-type="string">
            <text:p>SELECT code, label, definition, position FROM MODE WHERE unit='CODE_CODE_10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3</text:p>
          </table:table-cell>
          <table:table-cell office:value-type="string" calcext:value-type="string">
            <text:p>SELECT code, label, definition, position FROM MODE WHERE unit='ARRAY_CODE_3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</text:p>
          </table:table-cell>
          <table:table-cell office:value-type="string" calcext:value-type="string">
            <text:p>SELECT code, label, definition, position FROM MODE WHERE unit='ARRAY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0</text:p>
          </table:table-cell>
          <table:table-cell office:value-type="string" calcext:value-type="string">
            <text:p>SELECT code, label, definition, position FROM MODE WHERE unit='ARRAY_CODE_100' ORDER BY position</text:p>
          </table:table-cell>
          <table:table-cell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Default"/>
        <table:table-column table:style-name="co28" table:number-columns-repeated="2" table:default-cell-style-name="Default"/>
        <table:table-column table:style-name="co70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14">
          <table:table-cell table:style-name="ce20" office:value-type="string" calcext:value-type="string">
            <text:p>Unit </text:p>
            <draw:control table:end-cell-address="range.B2" table:end-x="15.21mm" table:end-y="0.32mm" draw:z-index="0" draw:name="Export CSV" draw:style-name="gr5" draw:text-style-name="P4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number-columns-repeated="1021"/>
        </table:table-row>
        <table:table-row table:style-name="ro5">
          <table:table-cell table:style-name="ce35" office:value-type="string" calcext:value-type="string">
            <text:p>PERCENTA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53"/>
          <table:table-cell table:number-columns-repeated="768"/>
        </table:table-row>
        <table:table-row table:style-name="ro5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NUMERIC_RANG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16"/>
        <table:table-column table:style-name="co72" table:default-cell-style-name="Default"/>
        <table:table-column table:style-name="co73" table:default-cell-style-name="Default"/>
        <table:table-column table:style-name="co79" table:default-cell-style-name="Default"/>
        <table:table-column table:style-name="co80" table:default-cell-style-name="Default"/>
        <table:table-row table:style-name="ro10">
          <table:table-cell table:style-name="ce12" office:value-type="string" calcext:value-type="string">
            <text:p>Format</text:p>
            <draw:control table:end-cell-address="table_format.B1" table:end-x="0.13mm" table:end-y="9.05mm" draw:z-index="0" draw:name="Export CSV" draw:style-name="gr5" draw:text-style-name="P4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Table Name</text:p>
          </table:table-cell>
          <table:table-cell table:style-name="ce20" office:value-type="string" calcext:value-type="string">
            <text:p>Schema</text:p>
          </table:table-cell>
          <table:table-cell table:style-name="ce20" office:value-type="string" calcext:value-type="string">
            <text:p>Primary Keys</text:p>
          </table:table-cell>
          <table:table-cell table:style-name="ce20" office:value-type="string" calcext:value-type="string">
            <text:p>Label</text:p>
          </table:table-cell>
        </table:table-row>
        <table:table-row table:style-name="ro2">
          <table:table-cell table:style-name="ce13" office:value-type="string" calcext:value-type="string">
            <text:p>METADATA_MODE</text:p>
          </table:table-cell>
          <table:table-cell table:style-name="ce13" office:value-type="string" calcext:value-type="string">
            <text:p>MODE</text:p>
          </table:table-cell>
          <table:table-cell table:style-name="ce13" office:value-type="string" calcext:value-type="string">
            <text:p>METADATA</text:p>
          </table:table-cell>
          <table:table-cell table:style-name="ce13" office:value-type="string" calcext:value-type="string">
            <text:p>UNIT,CODE</text:p>
          </table:table-cell>
          <table:table-cell table:style-name="ce13" office:value-type="string" calcext:value-type="string">
            <text:p>Mode</text:p>
          </table:table-cell>
        </table:table-row>
        <table:table-row table:style-name="ro2">
          <table:table-cell table:style-name="ce13" office:value-type="string" calcext:value-type="string">
            <text:p>MAPPING_LAYER</text:p>
          </table:table-cell>
          <table:table-cell table:style-name="ce13" office:value-type="string" calcext:value-type="string">
            <text:p>LAYER</text:p>
          </table:table-cell>
          <table:table-cell table:style-name="ce13" office:value-type="string" calcext:value-type="string">
            <text:p>MAPPING</text:p>
          </table:table-cell>
          <table:table-cell table:style-name="ce13" office:value-type="string" calcext:value-type="string">
            <text:p>LAYER_NAME</text:p>
          </table:table-cell>
          <table:table-cell table:style-name="ce13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5">
          <table:table-cell office:value-type="string" calcext:value-type="string">
            <text:p>PLOT_DATA</text:p>
          </table:table-cell>
          <table:table-cell table:style-name="ce16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5">
          <table:table-cell office:value-type="string" calcext:value-type="string">
            <text:p>SPECIES_DATA</text:p>
          </table:table-cell>
          <table:table-cell table:style-name="ce16" office:value-type="string" calcext:value-type="string">
            <text:p>SPECIES_DATA</text:p>
          </table:table-cell>
          <table:table-cell table:style-name="ce16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5">
          <table:table-cell office:value-type="string" calcext:value-type="string">
            <text:p>TREE_DATA</text:p>
          </table:table-cell>
          <table:table-cell table:style-name="ce16" office:value-type="string" calcext:value-type="string">
            <text:p>TREE_DATA</text:p>
          </table:table-cell>
          <table:table-cell table:style-name="ce16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5">
          <table:table-cell office:value-type="string" calcext:value-type="string">
            <text:p>HARMONIZED_LOCATION_DATA</text:p>
          </table:table-cell>
          <table:table-cell table:style-name="ce16" office:value-type="string" calcext:value-type="string">
            <text:p>HARMONIZED_LOCATION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5">
          <table:table-cell office:value-type="string" calcext:value-type="string">
            <text:p>HARMONIZED_PLOT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5">
          <table:table-cell office:value-type="string" calcext:value-type="string">
            <text:p>HARMONIZED_SPECIES_DATA</text:p>
          </table:table-cell>
          <table:table-cell table:style-name="ce16" office:value-type="string" calcext:value-type="string">
            <text:p>HARMONIZED_SPECIES_DATA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5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6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>
          <table:table-cell table:style-name="ce17" office:value-type="string" calcext:value-type="string">
            <text:p>TEST_1_TABLE</text:p>
          </table:table-cell>
          <table:table-cell table:style-name="ce17" office:value-type="string" calcext:value-type="string">
            <text:p>TEST_1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_1_ID</text:p>
          </table:table-cell>
          <table:table-cell table:style-name="ce17" office:value-type="string" calcext:value-type="string">
            <text:p>Test table 1</text:p>
          </table:table-cell>
        </table:table-row>
        <table:table-row table:style-name="ro3">
          <table:table-cell table:style-name="ce17" office:value-type="string" calcext:value-type="string">
            <text:p>TEST_2_TABLE</text:p>
          </table:table-cell>
          <table:table-cell table:style-name="ce17" office:value-type="string" calcext:value-type="string">
            <text:p>TEST_2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_2_ID</text:p>
          </table:table-cell>
          <table:table-cell table:style-name="ce17" office:value-type="string" calcext:value-type="string">
            <text:p>Test table 2</text:p>
          </table:table-cell>
        </table:table-row>
        <table:table-row table:style-name="ro3">
          <table:table-cell table:style-name="ce17" office:value-type="string" calcext:value-type="string">
            <text:p>TEST_3_TABLE</text:p>
          </table:table-cell>
          <table:table-cell table:style-name="ce17" office:value-type="string" calcext:value-type="string">
            <text:p>TEST_3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_3_ID</text:p>
          </table:table-cell>
          <table:table-cell table:style-name="ce17" office:value-type="string" calcext:value-type="string">
            <text:p>Test table 3</text:p>
          </table:table-cell>
        </table:table-row>
        <table:table-row table:style-name="ro3">
          <table:table-cell table:style-name="ce17" office:value-type="string" calcext:value-type="string">
            <text:p>HARMONIZED_TEST_1_TABLE</text:p>
          </table:table-cell>
          <table:table-cell table:style-name="ce17" office:value-type="string" calcext:value-type="string">
            <text:p>HARMONIZED_TEST_1</text:p>
          </table:table-cell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TEST_DATA_1_ID</text:p>
          </table:table-cell>
          <table:table-cell table:style-name="ce17" office:value-type="string" calcext:value-type="string">
            <text:p>Harmonized test table 1</text:p>
          </table:table-cell>
        </table:table-row>
        <table:table-row table:style-name="ro3">
          <table:table-cell table:style-name="ce17" office:value-type="string" calcext:value-type="string">
            <text:p>HARMONIZED_TEST_2_TABLE</text:p>
          </table:table-cell>
          <table:table-cell table:style-name="ce17" office:value-type="string" calcext:value-type="string">
            <text:p>HARMONIZED_TEST_2</text:p>
          </table:table-cell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TEST_DATA_2_ID</text:p>
          </table:table-cell>
          <table:table-cell table:style-name="ce17" office:value-type="string" calcext:value-type="string">
            <text:p>Harmonized test table 2</text:p>
          </table:table-cell>
        </table:table-row>
        <table:table-row table:style-name="ro3">
          <table:table-cell table:style-name="ce17" office:value-type="string" calcext:value-type="string">
            <text:p>HARMONIZED_TEST_3_TABLE</text:p>
          </table:table-cell>
          <table:table-cell table:style-name="ce17" office:value-type="string" calcext:value-type="string">
            <text:p>HARMONIZED_TEST_3</text:p>
          </table:table-cell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TEST_DATA_3_ID</text:p>
          </table:table-cell>
          <table:table-cell table:style-name="ce17" office:value-type="string" calcext:value-type="string">
            <text:p>Harmonized test table 3</text:p>
          </table:table-cell>
        </table:table-row>
        <table:table-row table:style-name="ro5" table:number-rows-repeated="19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ST_1_FORM</text:p>
          </table:table-cell>
          <table:table-cell table:style-name="ce6" office:value-type="string" calcext:value-type="string">
            <text:p>Test 1 form</text:p>
          </table:table-cell>
          <table:table-cell table:style-name="ce6" office:value-type="string" calcext:value-type="string">
            <text:p>The test 1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3">
          <table:table-cell table:style-name="ce6" office:value-type="string" calcext:value-type="string">
            <text:p>TEST_2_FORM</text:p>
          </table:table-cell>
          <table:table-cell table:style-name="ce6" office:value-type="string" calcext:value-type="string">
            <text:p>Test 2 form</text:p>
          </table:table-cell>
          <table:table-cell table:style-name="ce6" office:value-type="string" calcext:value-type="string">
            <text:p>The test 2 for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5" table:default-cell-style-name="ce5"/>
        <table:table-column table:style-name="co3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5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1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1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1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5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5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5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5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 file</text:p>
          </table:table-cell>
        </table:table-row>
        <table:table-row table:style-name="ro3">
          <table:table-cell table:style-name="ce6" office:value-type="string" calcext:value-type="string">
            <text:p>TEST_1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1_FI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st 1 file</text:p>
          </table:table-cell>
        </table:table-row>
        <table:table-row table:style-name="ro3">
          <table:table-cell table:style-name="ce6" office:value-type="string" calcext:value-type="string">
            <text:p>TEST_2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2_FI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st 2 file</text:p>
          </table:table-cell>
        </table:table-row>
        <table:table-row table:style-name="ro3">
          <table:table-cell table:style-name="ce6" office:value-type="string" calcext:value-type="string">
            <text:p>TEST_3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3_FI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st 3 file</text:p>
          </table:table-cell>
        </table:table-row>
        <table:table-row table:style-name="ro5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5" table:number-rows-repeated="2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ce17"/>
        <table:table-column table:style-name="co81" table:default-cell-style-name="ce17"/>
        <table:table-column table:style-name="co82" table:default-cell-style-name="ce17"/>
        <table:table-column table:style-name="co83" table:default-cell-style-name="ce17"/>
        <table:table-column table:style-name="co84" table:number-columns-repeated="4" table:default-cell-style-name="ce17"/>
        <table:table-column table:style-name="co84" table:default-cell-style-name="Default"/>
        <table:table-row table:style-name="ro15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Column_Name</text:p>
          </table:table-cell>
          <table:table-cell table:style-name="ce34" office:value-type="string" calcext:value-type="string">
            <text:p>isCalculated</text:p>
          </table:table-cell>
          <table:table-cell table:style-name="ce34" office:value-type="string" calcext:value-type="string">
            <text:p>idEditable</text:p>
          </table:table-cell>
          <table:table-cell table:style-name="ce34" office:value-type="string" calcext:value-type="string">
            <text:p>isInsertable</text:p>
          </table:table-cell>
          <table:table-cell table:style-name="ce34" office:value-type="string" calcext:value-type="string">
            <text:p>isMandatory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LINE_NUMB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LOT_COD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ce17"/>
        <table:table-column table:style-name="co85" table:default-cell-style-name="ce17"/>
        <table:table-column table:style-name="co86" table:default-cell-style-name="ce17"/>
        <table:table-column table:style-name="co87" table:default-cell-style-name="ce17"/>
        <table:table-column table:style-name="co88" table:default-cell-style-name="ce17"/>
        <table:table-column table:style-name="co89" table:default-cell-style-name="ce17"/>
        <table:table-column table:style-name="co90" table:default-cell-style-name="ce17"/>
        <table:table-column table:style-name="co91" table:default-cell-style-name="ce17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isCriteria</text:p>
          </table:table-cell>
          <table:table-cell table:style-name="ce34" office:value-type="string" calcext:value-type="string">
            <text:p>isResult</text:p>
          </table:table-cell>
          <table:table-cell table:style-name="ce34" office:value-type="string" calcext:value-type="string">
            <office:annotation draw:style-name="gr7" draw:text-style-name="P3" svg:width="98.9mm" svg:height="58.49mm" svg:x="177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is default criteria</text:p>
          </table:table-cell>
          <table:table-cell table:style-name="ce34" office:value-type="string" calcext:value-type="string">
            <text:p>is default result</text:p>
          </table:table-cell>
          <table:table-cell table:style-name="ce34" office:value-type="string" calcext:value-type="string">
            <text:p>default_value</text:p>
          </table:table-cell>
          <table:table-cell table:style-name="ce34" office:value-type="string" calcext:value-type="string">
            <text:p>decimals</text:p>
          </table:table-cell>
          <table:table-cell table:style-name="ce34" office:value-type="string" calcext:value-type="string">
            <text:p>Mask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GINED_SELEC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6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ECKBOX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AX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37" table:default-cell-style-name="ce6"/>
        <table:table-column table:style-name="co48" table:default-cell-style-name="ce6"/>
        <table:table-column table:style-name="co6" table:default-cell-style-name="ce6"/>
        <table:table-column table:style-name="co49" table:default-cell-style-name="ce6"/>
        <table:table-column table:style-name="co6" table:default-cell-style-name="ce6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Mandatory</text:p>
          </table:table-cell>
          <table:table-cell table:style-name="ce21" office:value-type="string" calcext:value-type="string">
            <text:p>Mask</text:p>
          </table:table-cell>
          <table:table-cell table:style-name="ce21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INV_DA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5" office:value-type="string" calcext:value-type="string">
            <text:p>INV_TIM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5">
          <table:table-cell table:style-name="ce5" office:value-type="string" calcext:value-type="string">
            <text:p>IS_FOREST_PLO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</table:table-row>
        <table:table-row table:style-name="ro5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BASAL_AREA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+-]?[0-9]{1,2}[.][0-9]{1,2}[.][0-9]{1,2}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:mm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92" table:default-cell-style-name="ce17"/>
        <table:table-column table:style-name="co93" table:default-cell-style-name="ce17"/>
        <table:table-column table:style-name="co94" table:default-cell-style-name="ce17"/>
        <table:table-column table:style-name="co95" table:default-cell-style-name="ce17"/>
        <table:table-column table:style-name="co96" table:default-cell-style-name="ce17"/>
        <table:table-row table:style-name="ro5">
          <table:table-cell table:style-name="ce34" office:value-type="string" calcext:value-type="string">
            <text:p>SRC_DATA</text:p>
          </table:table-cell>
          <table:table-cell table:style-name="ce34" office:value-type="string" calcext:value-type="string">
            <text:p>SRC_FORMAT</text:p>
          </table:table-cell>
          <table:table-cell table:style-name="ce34" office:value-type="string" calcext:value-type="string">
            <text:p>DST_DATA</text:p>
          </table:table-cell>
          <table:table-cell table:style-name="ce34" office:value-type="string" calcext:value-type="string">
            <text:p>DST_FORMAT</text:p>
          </table:table-cell>
          <table:table-cell table:style-name="ce34" office:value-type="string" calcext:value-type="string">
            <text:p>MAPPING_TYP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FILE</text:p>
          </table:table-cell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ILE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ILE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ce16" office:value-type="string" calcext:value-type="string">
            <text:p>SPECIES_FILE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6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ce16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16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ce16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style-name="ce15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ce15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style-name="ce15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6" table:default-cell-style-name="Default"/>
        <table:table-column table:style-name="co57" table:default-cell-style-name="Default"/>
        <table:table-column table:style-name="co7" table:number-columns-repeated="102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1" office:value-type="string" calcext:value-type="string">
            <text:p>isDefault</text:p>
          </table:table-cell>
          <table:table-cell table:style-name="ce21" office:value-type="string" calcext:value-type="string">
            <text:p>Definiti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8" table:default-cell-style-name="Default"/>
        <table:table-column table:style-name="co48" table:default-cell-style-name="ce5"/>
        <table:table-row table:style-name="ro5">
          <table:table-cell table:style-name="ce21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5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1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2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3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9" table:default-cell-style-name="Default"/>
        <table:table-column table:style-name="co48" table:number-columns-repeated="2" table:default-cell-style-name="Default"/>
        <table:table-column table:style-name="co6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1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 table:number-rows-repeated="104838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11">
          <table:table-cell table:style-name="ce21" office:value-type="string" calcext:value-type="string">
            <text:p>Check_id</text:p>
          </table:table-cell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ement</text:p>
          </table:table-cell>
          <table:table-cell table:style-name="ce21" office:value-type="string" calcext:value-type="string">
            <text:p>Importance</text:p>
          </table:table-cell>
        </table:table-row>
        <table:table-row table:style-name="ro5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7" table:default-cell-style-name="Default"/>
        <table:table-column table:style-name="co98" table:number-columns-repeated="2" table:default-cell-style-name="Default"/>
        <table:table-column table:style-name="co99" table:default-cell-style-name="ce38"/>
        <table:table-row table:style-name="ro10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Schema Name</text:p>
          </table:table-cell>
          <table:table-cell table:style-name="ce12" office:value-type="string" calcext:value-type="string">
            <text:p>Label</text:p>
            <draw:control table:end-cell-address="table_schema.D1" table:end-x="0.12mm" table:end-y="9.06mm" draw:z-index="0" draw:name="Export CSV" draw:style-name="gr5" draw:text-style-name="P4" svg:width="94.19mm" svg:height="9.05mm" svg:x="18.47mm" svg:y="0.01mm" draw:control="control9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3" office:value-type="string" calcext:value-type="string">
            <text:p>METADATA</text:p>
          </table:table-cell>
          <table:table-cell table:style-name="ce13" office:value-type="string" calcext:value-type="string">
            <text:p>Metadata</text:p>
          </table:table-cell>
          <table:table-cell table:style-name="ce13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6" office:value-type="string" calcext:value-type="string">
            <text:p>Raw Data</text:p>
          </table:table-cell>
          <table:table-cell table:style-name="ce16" office:value-type="string" calcext:value-type="string">
            <text:p>Contains raw data</text:p>
          </table:table-cell>
        </table:table-row>
        <table:table-row table:style-name="ro5">
          <table:table-cell table:number-columns-repeated="2" office:value-type="string" calcext:value-type="string">
            <text:p>HARMONIZED_DATA</text:p>
          </table:table-cell>
          <table:table-cell table:style-name="ce16" office:value-type="string" calcext:value-type="string">
            <text:p>Harmonized Data</text:p>
          </table:table-cell>
          <table:table-cell table:style-name="ce16" office:value-type="string" calcext:value-type="string">
            <text:p>Contains harmonized data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  <table:table-cell table:style-name="ce16" office:value-type="string" calcext:value-type="string">
            <text:p>Website</text:p>
          </table:table-cell>
          <table:table-cell table:style-name="ce16" office:value-type="string" calcext:value-type="string">
            <text:p>Contains the tables used to operate the web site</text:p>
          </table:table-cell>
        </table:table-row>
        <table:table-row table:style-name="ro5">
          <table:table-cell table:number-columns-repeated="2" office:value-type="string" calcext:value-type="string">
            <text:p>PUBLIC</text:p>
          </table:table-cell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Contains the default PostgreSQL tables and PostGIS functions</text:p>
          </table:table-cell>
        </table:table-row>
        <table:table-row table:style-name="ro3">
          <table:table-cell table:number-columns-repeated="2"/>
          <table:table-cell table:style-name="ce16"/>
          <table:table-cell/>
        </table:table-row>
        <table:table-row table:style-name="ro5" table:number-rows-repeated="38">
          <table:table-cell table:number-columns-repeated="2"/>
          <table:table-cell table:style-name="ce16"/>
          <table:table-cell/>
        </table:table-row>
        <table:table-row table:style-name="ro5" table:number-rows-repeated="6548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101" table:default-cell-style-name="Default"/>
        <table:table-column table:style-name="co102" table:default-cell-style-name="ce38"/>
        <table:table-column table:style-name="co103" table:default-cell-style-name="Default"/>
        <table:table-column table:style-name="co104" table:default-cell-style-name="Default"/>
        <table:table-row table:style-name="ro10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Child Table</text:p>
            <draw:control table:end-cell-address="table_tree.C1" table:end-x="0.13mm" table:end-y="9.06mm" draw:z-index="0" draw:name="Export CSV" draw:style-name="gr5" draw:text-style-name="P7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Parent Table</text:p>
          </table:table-cell>
          <table:table-cell table:style-name="ce20" office:value-type="string" calcext:value-type="string">
            <text:p>Join Key</text:p>
          </table:table-cell>
          <table:table-cell table:style-name="ce20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RAW_DATA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W_DATA</text:p>
          </table:table-cell>
          <table:table-cell table:style-name="ce16" office:value-type="string" calcext:value-type="string">
            <text:p>PLOT_DATA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1_TABLE</text:p>
          </table:table-cell>
          <table:table-cell table:style-name="ce39" office:value-type="string" calcext:value-type="string">
            <text:p>*</text:p>
          </table:table-cell>
          <table:table-cell table:style-name="ce17" table:number-columns-repeated="2"/>
        </table:table-row>
        <table:table-row table:style-name="ro3"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2_TABLE</text:p>
          </table:table-cell>
          <table:table-cell table:style-name="ce17" office:value-type="string" calcext:value-type="string">
            <text:p>TEST_1_TABLE</text:p>
          </table:table-cell>
          <table:table-cell table:style-name="ce17" office:value-type="string" calcext:value-type="string">
            <text:p>TEST_DATA_1_ID</text:p>
          </table:table-cell>
          <table:table-cell table:style-name="ce17"/>
        </table:table-row>
        <table:table-row table:style-name="ro3"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3_TABLE</text:p>
          </table:table-cell>
          <table:table-cell table:style-name="ce17" office:value-type="string" calcext:value-type="string">
            <text:p>TEST_2_TABLE</text:p>
          </table:table-cell>
          <table:table-cell table:style-name="ce17" office:value-type="string" calcext:value-type="string">
            <text:p>TEST_DATA_2_ID</text:p>
          </table:table-cell>
          <table:table-cell table:style-name="ce17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15" office:value-type="string" calcext:value-type="string">
            <text:p>PROVIDER_ID, PLOT_COD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5" office:value-type="string" calcext:value-type="string">
            <text:p>PROVIDER_ID, PLOT_CODE, CYCL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5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HARMONIZED_TEST_1_TABLE</text:p>
          </table:table-cell>
          <table:table-cell table:style-name="ce39" office:value-type="string" calcext:value-type="string">
            <text:p>*</text:p>
          </table:table-cell>
          <table:table-cell table:style-name="ce17" table:number-columns-repeated="2"/>
        </table:table-row>
        <table:table-row table:style-name="ro3"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HARMONIZED_TEST_2_TABLE</text:p>
          </table:table-cell>
          <table:table-cell table:style-name="ce17" office:value-type="string" calcext:value-type="string">
            <text:p>HARMONIZED_TEST_1_TABLE</text:p>
          </table:table-cell>
          <table:table-cell table:style-name="ce17" office:value-type="string" calcext:value-type="string">
            <text:p>TEST_DATA_1_ID</text:p>
          </table:table-cell>
          <table:table-cell table:style-name="ce17"/>
        </table:table-row>
        <table:table-row table:style-name="ro3">
          <table:table-cell table:style-name="ce17" office:value-type="string" calcext:value-type="string">
            <text:p>HARMONIZED_DATA</text:p>
          </table:table-cell>
          <table:table-cell table:style-name="ce17" office:value-type="string" calcext:value-type="string">
            <text:p>HARMONIZED_TEST_3_TABLE</text:p>
          </table:table-cell>
          <table:table-cell table:style-name="ce17" office:value-type="string" calcext:value-type="string">
            <text:p>HARMONIZED_TEST_2_TABLE</text:p>
          </table:table-cell>
          <table:table-cell table:style-name="ce17" office:value-type="string" calcext:value-type="string">
            <text:p>TEST_DATA_2_ID</text:p>
          </table:table-cell>
          <table:table-cell table:style-name="ce17"/>
        </table:table-row>
        <table:table-row table:style-name="ro5" table:number-rows-repeated="25">
          <table:table-cell/>
          <table:table-cell table:style-name="ce16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ce11"/>
        <table:table-column table:style-name="co7" table:default-cell-style-name="Default"/>
        <table:table-column table:style-name="co76" table:default-cell-style-name="ce27"/>
        <table:table-column table:style-name="co77" table:default-cell-style-name="ce27"/>
        <table:table-column table:style-name="co78" table:default-cell-style-name="Default"/>
        <table:table-row table:style-name="ro3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0"/>
        <table:named-range table:name="METH_DEF" table:base-cell-address="$data.$A$1" table:cell-range-address="$unit.$E$1:.$F$7"/>
      </table:named-expressions>
      <table:database-ranges>
        <table:database-range table:name="__Anonymous_Sheet_DB__1" table:target-range-address="unit.A32:unit.B61">
          <table:sort>
            <table:sort-by table:field-number="0" table:data-type="automatic"/>
          </table:sort>
        </table:database-range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number-style style:name="N27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2" style:volatile="true">
      <loext:text> </loext:text>
      <loext:fill-character> </loext:fill-character>
      <number:text>-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2" style:volatile="true">
      <loext:text> </loext:text>
      <loext:fill-character> </loext:fill-character>
      <number:text>- €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8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8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8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9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18:21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Microsoft Corporation</meta:initial-creator>
    <meta:creation-date>1996-10-21T13:03:58</meta:creation-date>
    <dc:date>2016-12-06T15:31:46.495000000</dc:date>
    <meta:printed-by>Eva LACARCE</meta:printed-by>
    <meta:print-date>2007-07-11T11:03:29</meta:print-date>
    <meta:editing-cycles>1712</meta:editing-cycles>
    <meta:editing-duration>P14DT3H37M55S</meta:editing-duration>
    <meta:document-statistic meta:table-count="21" meta:cell-count="2050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